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New1" svg:font-family="CourierNew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63238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63238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</style:style>
    <style:style style:name="T1" style:family="text">
      <style:text-properties fo:color="#000000" style:font-name="Arial1" fo:font-size="14pt" style:font-size-asian="14pt" style:font-name-complex="Arial1" style:font-size-complex="14pt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c792ea" style:font-name="CourierNew1" fo:font-size="10.5pt" style:font-size-asian="10.5pt" style:font-name-complex="CourierNew1" style:font-size-complex="10.5pt"/>
    </style:style>
    <style:style style:name="T5" style:family="text">
      <style:text-properties fo:color="#82aaff" style:font-name="CourierNew1" fo:font-size="10.5pt" style:font-size-asian="10.5pt" style:font-name-complex="CourierNew1" style:font-size-complex="10.5pt"/>
    </style:style>
    <style:style style:name="T6" style:family="text">
      <style:text-properties fo:color="#89ddff" style:font-name="CourierNew1" fo:font-size="10.5pt" style:font-size-asian="10.5pt" style:font-name-complex="CourierNew1" style:font-size-complex="10.5pt"/>
    </style:style>
    <style:style style:name="T7" style:family="text">
      <style:text-properties fo:color="#eeffff" style:font-name="CourierNew1" fo:font-size="10.5pt" fo:font-style="italic" style:font-size-asian="10.5pt" style:font-name-complex="CourierNew1" style:font-size-complex="10.5pt" style:font-style-complex="italic"/>
    </style:style>
    <style:style style:name="T8" style:family="text">
      <style:text-properties fo:color="#89ddff" style:font-name="CourierNew1" fo:font-size="10.5pt" fo:font-style="italic" style:font-size-asian="10.5pt" style:font-name-complex="CourierNew1" style:font-size-complex="10.5pt" style:font-style-complex="italic"/>
    </style:style>
    <style:style style:name="T9" style:family="text">
      <style:text-properties fo:color="#eeffff" style:font-name="CourierNew1" fo:font-size="10.5pt" style:font-size-asian="10.5pt" style:font-name-complex="CourierNew1" style:font-size-complex="10.5pt"/>
    </style:style>
    <style:style style:name="T10" style:family="text">
      <style:text-properties fo:color="#f78c6c" style:font-name="CourierNew1" fo:font-size="10.5pt" style:font-size-asian="10.5pt" style:font-name-complex="CourierNew1" style:font-size-complex="10.5pt"/>
    </style:style>
    <style:style style:name="T11" style:family="text">
      <style:text-properties fo:color="#ffcb6b" style:font-name="CourierNew1" fo:font-size="10.5pt" style:font-size-asian="10.5pt" style:font-name-complex="CourierNew1" style:font-size-complex="10.5pt"/>
    </style:style>
    <style:style style:name="T12" style:family="text">
      <style:text-properties fo:color="#c3e88d" style:font-name="CourierNew1" fo:font-size="10.5pt" style:font-size-asian="10.5pt" style:font-name-complex="CourierNew1" style:font-size-complex="10.5pt"/>
    </style:style>
    <style:style style:name="T13" style:family="text">
      <style:text-properties fo:color="#546e7a" style:font-name="CourierNew1" fo:font-size="10.5pt" fo:font-style="italic" style:font-size-asian="10.5pt" style:font-name-complex="CourierNew1" style:font-size-complex="10.5pt" style:font-style-complex="italic"/>
    </style:style>
    <style:style style:name="T14" style:family="text">
      <style:text-properties fo:color="#1155cc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19.438cm" svg:viewBox="0 0 15946 600" draw:points="0,0 15946,0 15946,600 0,600">
          <text:p/>
        </draw:polygon>
        <draw:polygon draw:style-name="gr2" draw:text-style-name="P2" draw:layer="layout" svg:width="15.945cm" svg:height="0.6cm" svg:x="2.54cm" svg:y="20.002cm" svg:viewBox="0 0 15946 601" draw:points="0,0 15946,0 15946,601 0,601">
          <text:p/>
        </draw:polygon>
        <draw:polygon draw:style-name="gr2" draw:text-style-name="P2" draw:layer="layout" svg:width="15.945cm" svg:height="0.6cm" svg:x="2.54cm" svg:y="20.566cm" svg:viewBox="0 0 15946 601" draw:points="0,0 15946,0 15946,601 0,601">
          <text:p/>
        </draw:polygon>
        <draw:polygon draw:style-name="gr2" draw:text-style-name="P2" draw:layer="layout" svg:width="15.945cm" svg:height="0.6cm" svg:x="2.54cm" svg:y="21.131cm" svg:viewBox="0 0 15946 601" draw:points="0,0 15946,0 15946,601 0,601">
          <text:p/>
        </draw:polygon>
        <draw:polygon draw:style-name="gr2" draw:text-style-name="P2" draw:layer="layout" svg:width="15.945cm" svg:height="0.6cm" svg:x="2.54cm" svg:y="21.695cm" svg:viewBox="0 0 15946 601" draw:points="0,0 15946,0 15946,601 0,601">
          <text:p/>
        </draw:polygon>
        <draw:polygon draw:style-name="gr2" draw:text-style-name="P2" draw:layer="layout" svg:width="15.945cm" svg:height="0.6cm" svg:x="2.54cm" svg:y="22.26cm" svg:viewBox="0 0 15946 601" draw:points="0,0 15946,0 15946,601 0,601">
          <text:p/>
        </draw:polygon>
        <draw:polygon draw:style-name="gr2" draw:text-style-name="P2" draw:layer="layout" svg:width="15.945cm" svg:height="0.6cm" svg:x="2.54cm" svg:y="22.859cm" svg:viewBox="0 0 15946 601" draw:points="0,0 15946,0 15946,601 0,601">
          <text:p/>
        </draw:polygon>
        <draw:polygon draw:style-name="gr2" draw:text-style-name="P2" draw:layer="layout" svg:width="15.945cm" svg:height="0.6cm" svg:x="2.54cm" svg:y="23.424cm" svg:viewBox="0 0 15946 601" draw:points="0,0 15946,0 15946,601 0,601">
          <text:p/>
        </draw:polygon>
        <draw:polygon draw:style-name="gr2" draw:text-style-name="P2" draw:layer="layout" svg:width="15.945cm" svg:height="0.6cm" svg:x="2.54cm" svg:y="23.988cm" svg:viewBox="0 0 15946 601" draw:points="0,0 15946,0 15946,601 0,601">
          <text:p/>
        </draw:polygon>
        <draw:polygon draw:style-name="gr2" draw:text-style-name="P2" draw:layer="layout" svg:width="15.945cm" svg:height="0.6cm" svg:x="2.54cm" svg:y="24.553cm" svg:viewBox="0 0 15946 601" draw:points="0,0 15946,0 15946,601 0,601">
          <text:p/>
        </draw:polygon>
        <draw:polygon draw:style-name="gr2" draw:text-style-name="P2" draw:layer="layout" svg:width="15.945cm" svg:height="0.6cm" svg:x="2.54cm" svg:y="25.117cm" svg:viewBox="0 0 15946 601" draw:points="0,0 15946,0 15946,601 0,601">
          <text:p/>
        </draw:polygon>
        <draw:polygon draw:style-name="gr2" draw:text-style-name="P2" draw:layer="layout" svg:width="15.945cm" svg:height="0.599cm" svg:x="2.54cm" svg:y="25.682cm" svg:viewBox="0 0 15946 600" draw:points="0,0 15946,0 15946,600 0,600">
          <text:p/>
        </draw:polygon>
        <draw:polygon draw:style-name="gr2" draw:text-style-name="P2" draw:layer="layout" svg:width="15.945cm" svg:height="0.6cm" svg:x="2.54cm" svg:y="26.246cm" svg:viewBox="0 0 15946 601" draw:points="0,0 15946,0 15946,601 0,601">
          <text:p/>
        </draw:polygon>
        <draw:frame draw:style-name="gr3" draw:text-style-name="P4" draw:layer="layout" svg:width="11.288cm" svg:height="0.556cm" svg:x="4.88cm" svg:y="2.556cm">
          <draw:text-box>
            <text:p text:style-name="P3"><text:span text:style-name="T1">D</text:span><text:span text:style-name="T1">o</text:span><text:span text:style-name="T1">n</text:span><text:span text:style-name="T1"> </text:span><text:span text:style-name="T1">B</text:span><text:span text:style-name="T1">o</text:span><text:span text:style-name="T1">s</text:span><text:span text:style-name="T1">c</text:span><text:span text:style-name="T1">o</text:span><text:span text:style-name="T1"> </text:span><text:span text:style-name="T1">I</text:span><text:span text:style-name="T1">n</text:span><text:span text:style-name="T1">s</text:span><text:span text:style-name="T1">ti</text:span><text:span text:style-name="T1">t</text:span><text:span text:style-name="T1">u</text:span><text:span text:style-name="T1">t</text:span><text:span text:style-name="T1">e</text:span><text:span text:style-name="T1"> </text:span><text:span text:style-name="T1">o</text:span><text:span text:style-name="T1">f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, </text:span><text:span text:style-name="T1">M</text:span><text:span text:style-name="T1">u</text:span><text:span text:style-name="T1">m</text:span><text:span text:style-name="T1">b</text:span><text:span text:style-name="T1">a</text:span><text:span text:style-name="T1">i </text:span><text:span text:style-name="T1">4</text:span><text:span text:style-name="T1">0</text:span><text:span text:style-name="T1">0</text:span><text:span text:style-name="T1">0</text:span><text:span text:style-name="T1">7</text:span><text:span text:style-name="T1">0</text:span></text:p>
          </draw:text-box>
        </draw:frame>
        <draw:frame draw:style-name="gr3" draw:text-style-name="P4" draw:layer="layout" svg:width="8.401cm" svg:height="0.556cm" svg:x="6.316cm" svg:y="3.209cm">
          <draw:text-box>
            <text:p text:style-name="P3"><text:span text:style-name="T1">Depart</text:span><text:span text:style-name="T1">ment of </text:span><text:span text:style-name="T1">Informa</text:span><text:span text:style-name="T1">tion </text:span><text:span text:style-name="T1">Techno</text:span><text:span text:style-name="T1">logy</text:span></text:p>
          </draw:text-box>
        </draw:frame>
        <draw:frame draw:style-name="gr3" draw:text-style-name="P4" draw:layer="layout" svg:width="4.117cm" svg:height="0.556cm" svg:x="8.456cm" svg:y="3.863cm">
          <draw:text-box>
            <text:p text:style-name="P3"><text:span text:style-name="T1">Experiment No. : 3</text:span></text:p>
          </draw:text-box>
        </draw:frame>
        <draw:frame draw:style-name="gr4" draw:text-style-name="P5" draw:layer="layout" svg:width="3.088cm" svg:height="0.433cm" svg:x="2.54cm" svg:y="4.512cm">
          <draw:text-box>
            <text:p text:style-name="P3"><text:span text:style-name="T2">N</text:span><text:span text:style-name="T2">a</text:span><text:span text:style-name="T2">m</text:span><text:span text:style-name="T2">e</text:span><text:span text:style-name="T2">: </text:span><text:span text:style-name="T2">A</text:span><text:span text:style-name="T2">l</text:span><text:span text:style-name="T2">e</text:span><text:span text:style-name="T2">n </text:span><text:span text:style-name="T2">D</text:span><text:span text:style-name="T2">a</text:span><text:span text:style-name="T2">v</text:span><text:span text:style-name="T2">i</text:span><text:span text:style-name="T2">s</text:span></text:p>
          </draw:text-box>
        </draw:frame>
        <draw:frame draw:style-name="gr4" draw:text-style-name="P5" draw:layer="layout" svg:width="2.034cm" svg:height="0.433cm" svg:x="10.16cm" svg:y="4.512cm">
          <draw:text-box>
            <text:p text:style-name="P3"><text:span text:style-name="T2">Roll No.: 01</text:span></text:p>
          </draw:text-box>
        </draw:frame>
        <draw:frame draw:style-name="gr4" draw:text-style-name="P5" draw:layer="layout" svg:width="2.559cm" svg:height="0.433cm" svg:x="15.24cm" svg:y="4.512cm">
          <draw:text-box>
            <text:p text:style-name="P3"><text:span text:style-name="T2">Date: 14/09/22</text:span></text:p>
          </draw:text-box>
        </draw:frame>
        <draw:frame draw:style-name="gr5" draw:text-style-name="P6" draw:layer="layout" svg:width="1.124cm" svg:height="0.475cm" svg:x="2.54cm" svg:y="5.54cm">
          <draw:text-box>
            <text:p text:style-name="P3"><text:span text:style-name="T3">Title :</text:span></text:p>
          </draw:text-box>
        </draw:frame>
        <draw:frame draw:style-name="gr4" draw:text-style-name="P5" draw:layer="layout" svg:width="5.323cm" svg:height="0.433cm" svg:x="3.769cm" svg:y="5.572cm">
          <draw:text-box>
            <text:p text:style-name="P3"><text:span text:style-name="T2">Playfair Cipher </text:span><text:span text:style-name="T2">Implementation</text:span></text:p>
          </draw:text-box>
        </draw:frame>
        <draw:frame draw:style-name="gr5" draw:text-style-name="P6" draw:layer="layout" svg:width="4.028cm" svg:height="0.475cm" svg:x="2.54cm" svg:y="6.613cm">
          <draw:text-box>
            <text:p text:style-name="P3"><text:span text:style-name="T3">Problem Definition :</text:span></text:p>
          </draw:text-box>
        </draw:frame>
        <draw:frame draw:style-name="gr4" draw:text-style-name="P5" draw:layer="layout" svg:width="10.839cm" svg:height="0.433cm" svg:x="6.669cm" svg:y="6.645cm">
          <draw:text-box>
            <text:p text:style-name="P3"><text:span text:style-name="T2">Imple</text:span><text:span text:style-name="T2">ment </text:span><text:span text:style-name="T2">Playfa</text:span><text:span text:style-name="T2">ir </text:span><text:span text:style-name="T2">cipher </text:span><text:span text:style-name="T2">and </text:span><text:span text:style-name="T2">illustr</text:span><text:span text:style-name="T2">ate </text:span><text:span text:style-name="T2">encod</text:span><text:span text:style-name="T2">ing </text:span><text:span text:style-name="T2">and </text:span><text:span text:style-name="T2">decod</text:span><text:span text:style-name="T2">ing</text:span></text:p>
          </draw:text-box>
        </draw:frame>
        <draw:frame draw:style-name="gr4" draw:text-style-name="P5" draw:layer="layout" svg:width="6.005cm" svg:height="0.433cm" svg:x="2.54cm" svg:y="7.171cm">
          <draw:text-box>
            <text:p text:style-name="P3"><text:span text:style-name="T2">process on </text:span><text:span text:style-name="T2">user entered </text:span><text:span text:style-name="T2">sentence.</text:span></text:p>
          </draw:text-box>
        </draw:frame>
        <draw:frame draw:style-name="gr5" draw:text-style-name="P6" draw:layer="layout" svg:width="2.855cm" svg:height="0.475cm" svg:x="2.54cm" svg:y="8.199cm">
          <draw:text-box>
            <text:p text:style-name="P3"><text:span text:style-name="T3">Pre-</text:span><text:span text:style-name="T3">requisite :</text:span></text:p>
          </draw:text-box>
        </draw:frame>
        <draw:frame draw:style-name="gr4" draw:text-style-name="P5" draw:layer="layout" svg:width="11.851cm" svg:height="0.433cm" svg:x="5.387cm" svg:y="8.231cm">
          <draw:text-box>
            <text:p text:style-name="P3"><text:span text:style-name="T2">Any programming </text:span><text:span text:style-name="T2">knowledge – C, C++, </text:span><text:span text:style-name="T2">Java, Python and </text:span><text:span text:style-name="T2">concept of</text:span></text:p>
          </draw:text-box>
        </draw:frame>
        <draw:frame draw:style-name="gr4" draw:text-style-name="P5" draw:layer="layout" svg:width="2.55cm" svg:height="0.433cm" svg:x="2.54cm" svg:y="8.757cm">
          <draw:text-box>
            <text:p text:style-name="P3"><text:span text:style-name="T2">Playfair cipher.</text:span></text:p>
          </draw:text-box>
        </draw:frame>
        <draw:frame draw:style-name="gr5" draw:text-style-name="P6" draw:layer="layout" svg:width="1.674cm" svg:height="0.475cm" svg:x="2.54cm" svg:y="9.785cm">
          <draw:text-box>
            <text:p text:style-name="P3"><text:span text:style-name="T3">Theory :</text:span></text:p>
          </draw:text-box>
        </draw:frame>
        <draw:frame draw:style-name="gr4" draw:text-style-name="P5" draw:layer="layout" svg:width="14.776cm" svg:height="0.433cm" svg:x="2.54cm" svg:y="10.344cm">
          <draw:text-box>
            <text:p text:style-name="P3"><text:span text:style-name="T2">The Playfair cipher was the first practical digraph </text:span><text:span text:style-name="T2">substitution cipher. The scheme was</text:span></text:p>
          </draw:text-box>
        </draw:frame>
        <draw:frame draw:style-name="gr4" draw:text-style-name="P5" draw:layer="layout" svg:width="15.53cm" svg:height="0.433cm" svg:x="2.54cm" svg:y="10.857cm">
          <draw:text-box>
            <text:p text:style-name="P3"><text:span text:style-name="T2">invented in 1854 by Charles Wheatstone but was named after Lord Playfair who promoted</text:span></text:p>
          </draw:text-box>
        </draw:frame>
        <draw:frame draw:style-name="gr4" draw:text-style-name="P5" draw:layer="layout" svg:width="14.188cm" svg:height="0.433cm" svg:x="2.54cm" svg:y="11.37cm">
          <draw:text-box>
            <text:p text:style-name="P3"><text:span text:style-name="T2">the use of the cipher. In playfair cipher unlike traditional cipher we encrypt a pair of</text:span></text:p>
          </draw:text-box>
        </draw:frame>
        <draw:frame draw:style-name="gr4" draw:text-style-name="P5" draw:layer="layout" svg:width="8.397cm" svg:height="0.433cm" svg:x="2.54cm" svg:y="11.883cm">
          <draw:text-box>
            <text:p text:style-name="P3"><text:span text:style-name="T2">alphabets(digraphs) instead of a single alphabet.</text:span></text:p>
          </draw:text-box>
        </draw:frame>
        <draw:frame draw:style-name="gr4" draw:text-style-name="P5" draw:layer="layout" svg:width="16cm" svg:height="0.433cm" svg:x="2.54cm" svg:y="12.396cm">
          <draw:text-box>
            <text:p text:style-name="P3"><text:span text:style-name="T2">It was used for tactical purposes by British forces in the Second Boer War and in World War I</text:span></text:p>
          </draw:text-box>
        </draw:frame>
        <draw:frame draw:style-name="gr4" draw:text-style-name="P5" draw:layer="layout" svg:width="15.801cm" svg:height="0.433cm" svg:x="2.54cm" svg:y="12.909cm">
          <draw:text-box>
            <text:p text:style-name="P3"><text:span text:style-name="T2">and for the same purpose by the Australians during World War II. This was because Playfair</text:span></text:p>
          </draw:text-box>
        </draw:frame>
        <draw:frame draw:style-name="gr4" draw:text-style-name="P5" draw:layer="layout" svg:width="10.264cm" svg:height="0.433cm" svg:x="2.54cm" svg:y="13.456cm">
          <draw:text-box>
            <text:p text:style-name="P3"><text:span text:style-name="T2">is reasonably fast to use and requires no special equipment</text:span></text:p>
          </draw:text-box>
        </draw:frame>
        <draw:frame draw:style-name="gr5" draw:text-style-name="P6" draw:layer="layout" svg:width="0.422cm" svg:height="0.475cm" svg:x="12.758cm" svg:y="13.424cm">
          <draw:text-box>
            <text:p text:style-name="P3"><text:span text:style-name="T3">.</text:span></text:p>
          </draw:text-box>
        </draw:frame>
        <draw:frame draw:style-name="gr5" draw:text-style-name="P6" draw:layer="layout" svg:width="4.578cm" svg:height="0.475cm" svg:x="2.54cm" svg:y="15.056cm">
          <draw:text-box>
            <text:p text:style-name="P3"><text:span text:style-name="T3">Procedure/ Algorithm :</text:span></text:p>
          </draw:text-box>
        </draw:frame>
        <draw:frame draw:style-name="gr5" draw:text-style-name="P6" draw:layer="layout" svg:width="0.422cm" svg:height="0.475cm" svg:x="3.175cm" svg:y="15.616cm">
          <draw:text-box>
            <text:p text:style-name="P3"><text:span text:style-name="T3">●</text:span></text:p>
          </draw:text-box>
        </draw:frame>
        <draw:frame draw:style-name="gr4" draw:text-style-name="P5" draw:layer="layout" svg:width="6.648cm" svg:height="0.433cm" svg:x="3.81cm" svg:y="15.648cm">
          <draw:text-box>
            <text:p text:style-name="P3"><text:span text:style-name="T2">Take Plain/cipher text and key as input</text:span></text:p>
          </draw:text-box>
        </draw:frame>
        <draw:frame draw:style-name="gr5" draw:text-style-name="P6" draw:layer="layout" svg:width="0.422cm" svg:height="0.475cm" svg:x="3.175cm" svg:y="16.176cm">
          <draw:text-box>
            <text:p text:style-name="P3"><text:span text:style-name="T3">●</text:span></text:p>
          </draw:text-box>
        </draw:frame>
        <draw:frame draw:style-name="gr4" draw:text-style-name="P5" draw:layer="layout" svg:width="8.752cm" svg:height="0.433cm" svg:x="3.81cm" svg:y="16.208cm">
          <draw:text-box>
            <text:p text:style-name="P3"><text:span text:style-name="T2">Convert them to lower case and remove all spaces</text:span></text:p>
          </draw:text-box>
        </draw:frame>
        <draw:frame draw:style-name="gr5" draw:text-style-name="P6" draw:layer="layout" svg:width="0.422cm" svg:height="0.475cm" svg:x="3.175cm" svg:y="16.736cm">
          <draw:text-box>
            <text:p text:style-name="P3"><text:span text:style-name="T3">●</text:span></text:p>
          </draw:text-box>
        </draw:frame>
        <draw:frame draw:style-name="gr4" draw:text-style-name="P5" draw:layer="layout" svg:width="14.243cm" svg:height="0.433cm" svg:x="3.81cm" svg:y="16.768cm">
          <draw:text-box>
            <text:p text:style-name="P3"><text:span text:style-name="T2">Take the text and make a group of two alphabets(diagraphs) <text:s/>and make sure same</text:span></text:p>
          </draw:text-box>
        </draw:frame>
        <draw:frame draw:style-name="gr4" draw:text-style-name="P5" draw:layer="layout" svg:width="5.675cm" svg:height="0.433cm" svg:x="3.81cm" svg:y="17.294cm">
          <draw:text-box>
            <text:p text:style-name="P3"><text:span text:style-name="T2">alphabets should not be together</text:span></text:p>
          </draw:text-box>
        </draw:frame>
        <draw:frame draw:style-name="gr5" draw:text-style-name="P6" draw:layer="layout" svg:width="0.422cm" svg:height="0.475cm" svg:x="3.175cm" svg:y="17.809cm">
          <draw:text-box>
            <text:p text:style-name="P3"><text:span text:style-name="T3">●</text:span></text:p>
          </draw:text-box>
        </draw:frame>
        <draw:frame draw:style-name="gr4" draw:text-style-name="P5" draw:layer="layout" svg:width="9.201cm" svg:height="0.433cm" svg:x="3.81cm" svg:y="17.841cm">
          <draw:text-box>
            <text:p text:style-name="P3"><text:span text:style-name="T2">Apply row column and rectangle rule to the diagraphs</text:span></text:p>
          </draw:text-box>
        </draw:frame>
        <draw:frame draw:style-name="gr5" draw:text-style-name="P6" draw:layer="layout" svg:width="1.793cm" svg:height="0.475cm" svg:x="2.54cm" svg:y="18.882cm">
          <draw:text-box>
            <text:p text:style-name="P3"><text:span text:style-name="T3">Results :</text:span></text:p>
          </draw:text-box>
        </draw:frame>
        <draw:frame draw:style-name="gr6" draw:text-style-name="P7" draw:layer="layout" svg:width="3.964cm" svg:height="0.416cm" svg:x="2.54cm" svg:y="19.427cm">
          <draw:text-box>
            <text:p text:style-name="P3"><text:span text:style-name="T4">def</text:span><text:span text:style-name="T5"> message</text:span><text:span text:style-name="T6">(</text:span><text:span text:style-name="T7">text</text:span><text:span text:style-name="T6">):</text:span></text:p>
          </draw:text-box>
        </draw:frame>
        <draw:frame draw:style-name="gr6" draw:text-style-name="P7" draw:layer="layout" svg:width="3.745cm" svg:height="0.416cm" svg:x="3.429cm" svg:y="19.997cm">
          <draw:text-box>
            <text:p text:style-name="P3"><text:span text:style-name="T7">text</text:span><text:span text:style-name="T6">=</text:span><text:span text:style-name="T7">text</text:span><text:span text:style-name="T6">.</text:span><text:span text:style-name="T5">lower</text:span><text:span text:style-name="T6">()</text:span></text:p>
          </draw:text-box>
        </draw:frame>
        <draw:frame draw:style-name="gr6" draw:text-style-name="P7" draw:layer="layout" svg:width="5.506cm" svg:height="0.416cm" svg:x="3.429cm" svg:y="20.566cm">
          <draw:text-box>
            <text:p text:style-name="P3"><text:span text:style-name="T7">text</text:span><text:span text:style-name="T6">=</text:span><text:span text:style-name="T7">text</text:span><text:span text:style-name="T6">.</text:span><text:span text:style-name="T5">replace</text:span><text:span text:style-name="T6">(" ","")</text:span></text:p>
          </draw:text-box>
        </draw:frame>
        <draw:frame draw:style-name="gr6" draw:text-style-name="P7" draw:layer="layout" svg:width="2.424cm" svg:height="0.416cm" svg:x="3.429cm" svg:y="21.136cm">
          <draw:text-box>
            <text:p text:style-name="P3"><text:span text:style-name="T8">return</text:span><text:span text:style-name="T7"> text</text:span></text:p>
          </draw:text-box>
        </draw:frame>
        <draw:frame draw:style-name="gr6" draw:text-style-name="P7" draw:layer="layout" svg:width="4.184cm" svg:height="0.416cm" svg:x="2.54cm" svg:y="22.275cm">
          <draw:text-box>
            <text:p text:style-name="P3"><text:span text:style-name="T4">def</text:span><text:span text:style-name="T5"> diagraph</text:span><text:span text:style-name="T6">(</text:span><text:span text:style-name="T7">text</text:span><text:span text:style-name="T6">):</text:span></text:p>
          </draw:text-box>
        </draw:frame>
        <draw:frame draw:style-name="gr6" draw:text-style-name="P7" draw:layer="layout" svg:width="2.864cm" svg:height="0.416cm" svg:x="3.429cm" svg:y="22.844cm">
          <draw:text-box>
            <text:p text:style-name="P3"><text:span text:style-name="T9">diagraph</text:span><text:span text:style-name="T6"> = []</text:span></text:p>
          </draw:text-box>
        </draw:frame>
        <draw:frame draw:style-name="gr6" draw:text-style-name="P7" draw:layer="layout" svg:width="1.102cm" svg:height="0.416cm" svg:x="3.429cm" svg:y="23.414cm">
          <draw:text-box>
            <text:p text:style-name="P3"><text:span text:style-name="T9">j</text:span><text:span text:style-name="T6"> =</text:span><text:span text:style-name="T10"> 0</text:span></text:p>
          </draw:text-box>
        </draw:frame>
        <draw:frame draw:style-name="gr6" draw:text-style-name="P7" draw:layer="layout" svg:width="6.824cm" svg:height="0.416cm" svg:x="3.429cm" svg:y="23.983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2</text:span><text:span text:style-name="T6">,</text:span><text:span text:style-name="T5">len</text:span><text:span text:style-name="T6">(</text:span><text:span text:style-name="T7">text</text:span><text:span text:style-name="T6">),</text:span><text:span text:style-name="T10"> 2</text:span><text:span text:style-name="T6">):</text:span></text:p>
          </draw:text-box>
        </draw:frame>
        <draw:frame draw:style-name="gr6" draw:text-style-name="P7" draw:layer="layout" svg:width="5.725cm" svg:height="0.416cm" svg:x="4.318cm" svg:y="24.553cm">
          <draw:text-box>
            <text:p text:style-name="P3"><text:span text:style-name="T9">diagraph</text:span><text:span text:style-name="T6">.</text:span><text:span text:style-name="T5">append</text:span><text:span text:style-name="T6">(</text:span><text:span text:style-name="T7">text</text:span><text:span text:style-name="T6">[</text:span><text:span text:style-name="T9">j</text:span><text:span text:style-name="T6">:</text:span><text:span text:style-name="T9">i</text:span><text:span text:style-name="T6">])</text:span></text:p>
          </draw:text-box>
        </draw:frame>
        <draw:frame draw:style-name="gr6" draw:text-style-name="P7" draw:layer="layout" svg:width="1.102cm" svg:height="0.416cm" svg:x="4.318cm" svg:y="25.122cm">
          <draw:text-box>
            <text:p text:style-name="P3"><text:span text:style-name="T9">j</text:span><text:span text:style-name="T6"> =</text:span><text:span text:style-name="T9"> i</text:span></text:p>
          </draw:text-box>
        </draw:frame>
        <draw:frame draw:style-name="gr6" draw:text-style-name="P7" draw:layer="layout" svg:width="5.505cm" svg:height="0.416cm" svg:x="3.429cm" svg:y="25.692cm">
          <draw:text-box>
            <text:p text:style-name="P3"><text:span text:style-name="T9">diagraph</text:span><text:span text:style-name="T6">.</text:span><text:span text:style-name="T5">append</text:span><text:span text:style-name="T6">(</text:span><text:span text:style-name="T7">text</text:span><text:span text:style-name="T6">[</text:span><text:span text:style-name="T9">j</text:span><text:span text:style-name="T6">:])</text:span></text:p>
          </draw:text-box>
        </draw:frame>
        <draw:frame draw:style-name="gr6" draw:text-style-name="P7" draw:layer="layout" svg:width="3.304cm" svg:height="0.416cm" svg:x="3.429cm" svg:y="26.261cm">
          <draw:text-box>
            <text:p text:style-name="P3"><text:span text:style-name="T8">return</text:span><text:span text:style-name="T9"> diagrap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polygon draw:style-name="gr2" draw:text-style-name="P2" draw:layer="layout" svg:width="15.945cm" svg:height="0.599cm" svg:x="2.54cm" svg:y="17.921cm" svg:viewBox="0 0 15946 600" draw:points="0,0 15946,0 15946,600 0,600">
          <text:p/>
        </draw:polygon>
        <draw:polygon draw:style-name="gr2" draw:text-style-name="P2" draw:layer="layout" svg:width="15.945cm" svg:height="0.6cm" svg:x="2.54cm" svg:y="18.485cm" svg:viewBox="0 0 15946 601" draw:points="0,0 15946,0 15946,601 0,601">
          <text:p/>
        </draw:polygon>
        <draw:polygon draw:style-name="gr2" draw:text-style-name="P2" draw:layer="layout" svg:width="15.945cm" svg:height="0.599cm" svg:x="2.54cm" svg:y="19.05cm" svg:viewBox="0 0 15946 600" draw:points="0,0 15946,0 15946,600 0,600">
          <text:p/>
        </draw:polygon>
        <draw:polygon draw:style-name="gr2" draw:text-style-name="P2" draw:layer="layout" svg:width="15.945cm" svg:height="0.6cm" svg:x="2.54cm" svg:y="19.614cm" svg:viewBox="0 0 15946 601" draw:points="0,0 15946,0 15946,601 0,601">
          <text:p/>
        </draw:polygon>
        <draw:polygon draw:style-name="gr2" draw:text-style-name="P2" draw:layer="layout" svg:width="15.945cm" svg:height="0.6cm" svg:x="2.54cm" svg:y="20.178cm" svg:viewBox="0 0 15946 601" draw:points="0,0 15946,0 15946,601 0,601">
          <text:p/>
        </draw:polygon>
        <draw:polygon draw:style-name="gr2" draw:text-style-name="P2" draw:layer="layout" svg:width="15.945cm" svg:height="0.6cm" svg:x="2.54cm" svg:y="20.778cm" svg:viewBox="0 0 15946 601" draw:points="0,0 15946,0 15946,601 0,601">
          <text:p/>
        </draw:polygon>
        <draw:polygon draw:style-name="gr2" draw:text-style-name="P2" draw:layer="layout" svg:width="15.945cm" svg:height="0.599cm" svg:x="2.54cm" svg:y="21.343cm" svg:viewBox="0 0 15946 600" draw:points="0,0 15946,0 15946,600 0,600">
          <text:p/>
        </draw:polygon>
        <draw:polygon draw:style-name="gr2" draw:text-style-name="P2" draw:layer="layout" svg:width="15.945cm" svg:height="0.6cm" svg:x="2.54cm" svg:y="21.907cm" svg:viewBox="0 0 15946 601" draw:points="0,0 15946,0 15946,601 0,601">
          <text:p/>
        </draw:polygon>
        <draw:polygon draw:style-name="gr2" draw:text-style-name="P2" draw:layer="layout" svg:width="15.945cm" svg:height="0.6cm" svg:x="2.54cm" svg:y="22.471cm" svg:viewBox="0 0 15946 601" draw:points="0,0 15946,0 15946,601 0,601">
          <text:p/>
        </draw:polygon>
        <draw:polygon draw:style-name="gr2" draw:text-style-name="P2" draw:layer="layout" svg:width="15.945cm" svg:height="0.6cm" svg:x="2.54cm" svg:y="23.036cm" svg:viewBox="0 0 15946 601" draw:points="0,0 15946,0 15946,601 0,601">
          <text:p/>
        </draw:polygon>
        <draw:polygon draw:style-name="gr2" draw:text-style-name="P2" draw:layer="layout" svg:width="15.945cm" svg:height="0.6cm" svg:x="2.54cm" svg:y="23.6cm" svg:viewBox="0 0 15946 601" draw:points="0,0 15946,0 15946,601 0,601">
          <text:p/>
        </draw:polygon>
        <draw:polygon draw:style-name="gr2" draw:text-style-name="P2" draw:layer="layout" svg:width="15.945cm" svg:height="0.6cm" svg:x="2.54cm" svg:y="24.165cm" svg:viewBox="0 0 15946 601" draw:points="0,0 15946,0 15946,601 0,601">
          <text:p/>
        </draw:polygon>
        <draw:polygon draw:style-name="gr2" draw:text-style-name="P2" draw:layer="layout" svg:width="15.945cm" svg:height="0.599cm" svg:x="2.54cm" svg:y="24.765cm" svg:viewBox="0 0 15946 600" draw:points="0,0 15946,0 15946,600 0,600">
          <text:p/>
        </draw:polygon>
        <draw:polygon draw:style-name="gr2" draw:text-style-name="P2" draw:layer="layout" svg:width="15.945cm" svg:height="0.6cm" svg:x="2.54cm" svg:y="25.329cm" svg:viewBox="0 0 15946 601" draw:points="0,0 15946,0 15946,601 0,601">
          <text:p/>
        </draw:polygon>
        <draw:polygon draw:style-name="gr2" draw:text-style-name="P2" draw:layer="layout" svg:width="15.945cm" svg:height="0.6cm" svg:x="2.54cm" svg:y="25.893cm" svg:viewBox="0 0 15946 601" draw:points="0,0 15946,0 15946,601 0,601">
          <text:p/>
        </draw:polygon>
        <draw:polygon draw:style-name="gr2" draw:text-style-name="P2" draw:layer="layout" svg:width="15.945cm" svg:height="0.6cm" svg:x="2.54cm" svg:y="26.458cm" svg:viewBox="0 0 15946 601" draw:points="0,0 15946,0 15946,601 0,601">
          <text:p/>
        </draw:polygon>
        <draw:frame draw:style-name="gr6" draw:text-style-name="P7" draw:layer="layout" svg:width="3.964cm" svg:height="0.416cm" svg:x="2.54cm" svg:y="3.679cm">
          <draw:text-box>
            <text:p text:style-name="P3"><text:span text:style-name="T4">def</text:span><text:span text:style-name="T5"> fillers</text:span><text:span text:style-name="T6">(</text:span><text:span text:style-name="T7">text</text:span><text:span text:style-name="T6">):</text:span></text:p>
          </draw:text-box>
        </draw:frame>
        <draw:frame draw:style-name="gr6" draw:text-style-name="P7" draw:layer="layout" svg:width="2.864cm" svg:height="0.416cm" svg:x="3.429cm" svg:y="4.248cm">
          <draw:text-box>
            <text:p text:style-name="P3"><text:span text:style-name="T9">k</text:span><text:span text:style-name="T6"> =</text:span><text:span text:style-name="T5"> len</text:span><text:span text:style-name="T6">(</text:span><text:span text:style-name="T7">text</text:span><text:span text:style-name="T6">)</text:span></text:p>
          </draw:text-box>
        </draw:frame>
        <draw:frame draw:style-name="gr6" draw:text-style-name="P7" draw:layer="layout" svg:width="3.082cm" svg:height="0.416cm" svg:x="3.429cm" svg:y="4.818cm">
          <draw:text-box>
            <text:p text:style-name="P3"><text:span text:style-name="T8">if</text:span><text:span text:style-name="T9"> k</text:span><text:span text:style-name="T6"> %</text:span><text:span text:style-name="T10"> 2</text:span><text:span text:style-name="T6"> ==</text:span><text:span text:style-name="T10"> 0</text:span><text:span text:style-name="T6">:</text:span></text:p>
          </draw:text-box>
        </draw:frame>
        <draw:frame draw:style-name="gr6" draw:text-style-name="P7" draw:layer="layout" svg:width="5.283cm" svg:height="0.416cm" svg:x="4.318cm" svg:y="5.387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0</text:span><text:span text:style-name="T6">,</text:span><text:span text:style-name="T9"> k</text:span><text:span text:style-name="T6">,</text:span><text:span text:style-name="T10"> 2</text:span><text:span text:style-name="T6">):</text:span></text:p>
          </draw:text-box>
        </draw:frame>
        <draw:frame draw:style-name="gr6" draw:text-style-name="P7" draw:layer="layout" svg:width="5.285cm" svg:height="0.416cm" svg:x="5.207cm" svg:y="5.957cm">
          <draw:text-box>
            <text:p text:style-name="P3"><text:span text:style-name="T8">if</text:span><text:span text:style-name="T7"> text</text:span><text:span text:style-name="T6">[</text:span><text:span text:style-name="T9">i</text:span><text:span text:style-name="T6">] ==</text:span><text:span text:style-name="T7"> text</text:span><text:span text:style-name="T6">[</text:span><text:span text:style-name="T9">i</text:span><text:span text:style-name="T6">+</text:span><text:span text:style-name="T10">1</text:span><text:span text:style-name="T6">]:</text:span></text:p>
          </draw:text-box>
        </draw:frame>
        <draw:frame draw:style-name="gr6" draw:text-style-name="P7" draw:layer="layout" svg:width="10.127cm" svg:height="0.416cm" svg:x="6.097cm" svg:y="6.526cm">
          <draw:text-box>
            <text:p text:style-name="P3"><text:span text:style-name="T9">new_word</text:span><text:span text:style-name="T6"> =</text:span><text:span text:style-name="T7"> text</text:span><text:span text:style-name="T6">[</text:span><text:span text:style-name="T10">0</text:span><text:span text:style-name="T6">:</text:span><text:span text:style-name="T9">i</text:span><text:span text:style-name="T6">+</text:span><text:span text:style-name="T10">1</text:span><text:span text:style-name="T6">] +</text:span><text:span text:style-name="T11"> str</text:span><text:span text:style-name="T6">('</text:span><text:span text:style-name="T12">x</text:span><text:span text:style-name="T6">') +</text:span><text:span text:style-name="T7"> text</text:span><text:span text:style-name="T6">[</text:span><text:span text:style-name="T9">i</text:span><text:span text:style-name="T6">+</text:span><text:span text:style-name="T10">1</text:span><text:span text:style-name="T6">:]</text:span></text:p>
          </draw:text-box>
        </draw:frame>
        <draw:frame draw:style-name="gr6" draw:text-style-name="P7" draw:layer="layout" svg:width="6.165cm" svg:height="0.416cm" svg:x="6.097cm" svg:y="7.096cm">
          <draw:text-box>
            <text:p text:style-name="P3"><text:span text:style-name="T9">new_word</text:span><text:span text:style-name="T6"> =</text:span><text:span text:style-name="T5"> fillers</text:span><text:span text:style-name="T6">(</text:span><text:span text:style-name="T9">new_word</text:span><text:span text:style-name="T6">)</text:span></text:p>
          </draw:text-box>
        </draw:frame>
        <draw:frame draw:style-name="gr6" draw:text-style-name="P7" draw:layer="layout" svg:width="1.103cm" svg:height="0.416cm" svg:x="6.097cm" svg:y="7.665cm">
          <draw:text-box>
            <text:p text:style-name="P3"><text:span text:style-name="T8">break</text:span></text:p>
          </draw:text-box>
        </draw:frame>
        <draw:frame draw:style-name="gr6" draw:text-style-name="P7" draw:layer="layout" svg:width="1.103cm" svg:height="0.416cm" svg:x="5.207cm" svg:y="8.235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3.304cm" svg:height="0.416cm" svg:x="6.097cm" svg:y="8.804cm">
          <draw:text-box>
            <text:p text:style-name="P3"><text:span text:style-name="T9">new_word</text:span><text:span text:style-name="T6"> =</text:span><text:span text:style-name="T7"> text</text:span></text:p>
          </draw:text-box>
        </draw:frame>
        <draw:frame draw:style-name="gr6" draw:text-style-name="P7" draw:layer="layout" svg:width="1.103cm" svg:height="0.416cm" svg:x="3.429cm" svg:y="9.374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5.723cm" svg:height="0.416cm" svg:x="4.318cm" svg:y="9.943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0</text:span><text:span text:style-name="T6">,</text:span><text:span text:style-name="T9"> k</text:span><text:span text:style-name="T6">-</text:span><text:span text:style-name="T10">1</text:span><text:span text:style-name="T6">,</text:span><text:span text:style-name="T10"> 2</text:span><text:span text:style-name="T6">):</text:span></text:p>
          </draw:text-box>
        </draw:frame>
        <draw:frame draw:style-name="gr6" draw:text-style-name="P7" draw:layer="layout" svg:width="5.285cm" svg:height="0.416cm" svg:x="5.207cm" svg:y="10.512cm">
          <draw:text-box>
            <text:p text:style-name="P3"><text:span text:style-name="T8">if</text:span><text:span text:style-name="T7"> text</text:span><text:span text:style-name="T6">[</text:span><text:span text:style-name="T9">i</text:span><text:span text:style-name="T6">] ==</text:span><text:span text:style-name="T7"> text</text:span><text:span text:style-name="T6">[</text:span><text:span text:style-name="T9">i</text:span><text:span text:style-name="T6">+</text:span><text:span text:style-name="T10">1</text:span><text:span text:style-name="T6">]:</text:span></text:p>
          </draw:text-box>
        </draw:frame>
        <draw:frame draw:style-name="gr6" draw:text-style-name="P7" draw:layer="layout" svg:width="10.127cm" svg:height="0.416cm" svg:x="6.097cm" svg:y="11.082cm">
          <draw:text-box>
            <text:p text:style-name="P3"><text:span text:style-name="T9">new_word</text:span><text:span text:style-name="T6"> =</text:span><text:span text:style-name="T7"> text</text:span><text:span text:style-name="T6">[</text:span><text:span text:style-name="T10">0</text:span><text:span text:style-name="T6">:</text:span><text:span text:style-name="T9">i</text:span><text:span text:style-name="T6">+</text:span><text:span text:style-name="T10">1</text:span><text:span text:style-name="T6">] +</text:span><text:span text:style-name="T11"> str</text:span><text:span text:style-name="T6">('</text:span><text:span text:style-name="T12">x</text:span><text:span text:style-name="T6">') +</text:span><text:span text:style-name="T7"> text</text:span><text:span text:style-name="T6">[</text:span><text:span text:style-name="T9">i</text:span><text:span text:style-name="T6">+</text:span><text:span text:style-name="T10">1</text:span><text:span text:style-name="T6">:]</text:span></text:p>
          </draw:text-box>
        </draw:frame>
        <draw:frame draw:style-name="gr6" draw:text-style-name="P7" draw:layer="layout" svg:width="6.165cm" svg:height="0.416cm" svg:x="6.097cm" svg:y="11.651cm">
          <draw:text-box>
            <text:p text:style-name="P3"><text:span text:style-name="T9">new_word</text:span><text:span text:style-name="T6"> =</text:span><text:span text:style-name="T5"> fillers</text:span><text:span text:style-name="T6">(</text:span><text:span text:style-name="T9">new_word</text:span><text:span text:style-name="T6">)</text:span></text:p>
          </draw:text-box>
        </draw:frame>
        <draw:frame draw:style-name="gr6" draw:text-style-name="P7" draw:layer="layout" svg:width="1.103cm" svg:height="0.416cm" svg:x="6.097cm" svg:y="12.221cm">
          <draw:text-box>
            <text:p text:style-name="P3"><text:span text:style-name="T8">break</text:span></text:p>
          </draw:text-box>
        </draw:frame>
        <draw:frame draw:style-name="gr6" draw:text-style-name="P7" draw:layer="layout" svg:width="1.103cm" svg:height="0.416cm" svg:x="5.207cm" svg:y="12.79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3.304cm" svg:height="0.416cm" svg:x="6.097cm" svg:y="13.36cm">
          <draw:text-box>
            <text:p text:style-name="P3"><text:span text:style-name="T9">new_word</text:span><text:span text:style-name="T6"> =</text:span><text:span text:style-name="T7"> text</text:span></text:p>
          </draw:text-box>
        </draw:frame>
        <draw:frame draw:style-name="gr6" draw:text-style-name="P7" draw:layer="layout" svg:width="3.304cm" svg:height="0.416cm" svg:x="3.429cm" svg:y="13.929cm">
          <draw:text-box>
            <text:p text:style-name="P3"><text:span text:style-name="T8">return</text:span><text:span text:style-name="T9"> new_word</text:span></text:p>
          </draw:text-box>
        </draw:frame>
        <draw:frame draw:style-name="gr6" draw:text-style-name="P7" draw:layer="layout" svg:width="6.606cm" svg:height="0.416cm" svg:x="2.54cm" svg:y="15.068cm">
          <draw:text-box>
            <text:p text:style-name="P3"><text:span text:style-name="T13"># print(fillers("annsariiez"))</text:span></text:p>
          </draw:text-box>
        </draw:frame>
        <draw:frame draw:style-name="gr6" draw:text-style-name="P7" draw:layer="layout" svg:width="8.586cm" svg:height="0.416cm" svg:x="2.54cm" svg:y="16.207cm">
          <draw:text-box>
            <text:p text:style-name="P3"><text:span text:style-name="T9">alpha</text:span><text:span text:style-name="T6"> =[</text:span><text:span text:style-name="T5">chr</text:span><text:span text:style-name="T6">(</text:span><text:span text:style-name="T9">i</text:span><text:span text:style-name="T6">)</text:span><text:span text:style-name="T8"> for</text:span><text:span text:style-name="T9"> i</text:span><text:span text:style-name="T8"> in</text:span><text:span text:style-name="T11"> range</text:span><text:span text:style-name="T6">(</text:span><text:span text:style-name="T10">97</text:span><text:span text:style-name="T6">,</text:span><text:span text:style-name="T10"> 123</text:span><text:span text:style-name="T6">)]</text:span></text:p>
          </draw:text-box>
        </draw:frame>
        <draw:frame draw:style-name="gr6" draw:text-style-name="P7" draw:layer="layout" svg:width="3.084cm" svg:height="0.416cm" svg:x="2.54cm" svg:y="16.777cm">
          <draw:text-box>
            <text:p text:style-name="P3"><text:span text:style-name="T13"># print(alpha)</text:span></text:p>
          </draw:text-box>
        </draw:frame>
        <draw:frame draw:style-name="gr6" draw:text-style-name="P7" draw:layer="layout" svg:width="5.504cm" svg:height="0.416cm" svg:x="2.54cm" svg:y="17.916cm">
          <draw:text-box>
            <text:p text:style-name="P3"><text:span text:style-name="T4">def</text:span><text:span text:style-name="T5"> keyTable</text:span><text:span text:style-name="T6">(</text:span><text:span text:style-name="T7">key</text:span><text:span text:style-name="T6">,</text:span><text:span text:style-name="T7"> alpha</text:span><text:span text:style-name="T6">):</text:span></text:p>
          </draw:text-box>
        </draw:frame>
        <draw:frame draw:style-name="gr6" draw:text-style-name="P7" draw:layer="layout" svg:width="3.524cm" svg:height="0.416cm" svg:x="3.429cm" svg:y="18.485cm">
          <draw:text-box>
            <text:p text:style-name="P3"><text:span text:style-name="T9">key_letters</text:span><text:span text:style-name="T6"> = []</text:span></text:p>
          </draw:text-box>
        </draw:frame>
        <draw:frame draw:style-name="gr6" draw:text-style-name="P7" draw:layer="layout" svg:width="2.863cm" svg:height="0.416cm" svg:x="3.429cm" svg:y="19.055cm">
          <draw:text-box>
            <text:p text:style-name="P3"><text:span text:style-name="T8">for</text:span><text:span text:style-name="T9"> i</text:span><text:span text:style-name="T8"> in</text:span><text:span text:style-name="T7"> key</text:span><text:span text:style-name="T6">:</text:span></text:p>
          </draw:text-box>
        </draw:frame>
        <draw:frame draw:style-name="gr6" draw:text-style-name="P7" draw:layer="layout" svg:width="5.285cm" svg:height="0.416cm" svg:x="4.318cm" svg:y="19.624cm">
          <draw:text-box>
            <text:p text:style-name="P3"><text:span text:style-name="T8">if</text:span><text:span text:style-name="T9"> i</text:span><text:span text:style-name="T6"> not in</text:span><text:span text:style-name="T9"> key_letters</text:span><text:span text:style-name="T6">:</text:span></text:p>
          </draw:text-box>
        </draw:frame>
        <draw:frame draw:style-name="gr6" draw:text-style-name="P7" draw:layer="layout" svg:width="2.643cm" svg:height="0.416cm" svg:x="5.207cm" svg:y="20.194cm">
          <draw:text-box>
            <text:p text:style-name="P3"><text:span text:style-name="T8">if</text:span><text:span text:style-name="T9"> i</text:span><text:span text:style-name="T6"> == '</text:span><text:span text:style-name="T12">j</text:span><text:span text:style-name="T6">':</text:span></text:p>
          </draw:text-box>
        </draw:frame>
        <draw:frame draw:style-name="gr6" draw:text-style-name="P7" draw:layer="layout" svg:width="1.763cm" svg:height="0.416cm" svg:x="6.097cm" svg:y="20.763cm">
          <draw:text-box>
            <text:p text:style-name="P3"><text:span text:style-name="T8">continue</text:span></text:p>
          </draw:text-box>
        </draw:frame>
        <draw:frame draw:style-name="gr6" draw:text-style-name="P7" draw:layer="layout" svg:width="4.624cm" svg:height="0.416cm" svg:x="5.207cm" svg:y="21.332cm">
          <draw:text-box>
            <text:p text:style-name="P3"><text:span text:style-name="T9">key_letters</text:span><text:span text:style-name="T6">.</text:span><text:span text:style-name="T5">append</text:span><text:span text:style-name="T6">(</text:span><text:span text:style-name="T9">i</text:span><text:span text:style-name="T6">)</text:span></text:p>
          </draw:text-box>
        </draw:frame>
        <draw:frame draw:style-name="gr6" draw:text-style-name="P7" draw:layer="layout" svg:width="3.303cm" svg:height="0.416cm" svg:x="3.429cm" svg:y="22.471cm">
          <draw:text-box>
            <text:p text:style-name="P3"><text:span text:style-name="T8">for</text:span><text:span text:style-name="T9"> i</text:span><text:span text:style-name="T8"> in</text:span><text:span text:style-name="T7"> alpha</text:span><text:span text:style-name="T6">:</text:span></text:p>
          </draw:text-box>
        </draw:frame>
        <draw:frame draw:style-name="gr6" draw:text-style-name="P7" draw:layer="layout" svg:width="5.285cm" svg:height="0.416cm" svg:x="4.318cm" svg:y="23.041cm">
          <draw:text-box>
            <text:p text:style-name="P3"><text:span text:style-name="T8">if</text:span><text:span text:style-name="T9"> i</text:span><text:span text:style-name="T6"> not in</text:span><text:span text:style-name="T9"> key_letters</text:span><text:span text:style-name="T6">:</text:span></text:p>
          </draw:text-box>
        </draw:frame>
        <draw:frame draw:style-name="gr6" draw:text-style-name="P7" draw:layer="layout" svg:width="2.643cm" svg:height="0.416cm" svg:x="5.207cm" svg:y="23.61cm">
          <draw:text-box>
            <text:p text:style-name="P3"><text:span text:style-name="T8">if</text:span><text:span text:style-name="T9"> i</text:span><text:span text:style-name="T6"> == '</text:span><text:span text:style-name="T12">j</text:span><text:span text:style-name="T6">':</text:span></text:p>
          </draw:text-box>
        </draw:frame>
        <draw:frame draw:style-name="gr6" draw:text-style-name="P7" draw:layer="layout" svg:width="1.763cm" svg:height="0.416cm" svg:x="6.097cm" svg:y="24.18cm">
          <draw:text-box>
            <text:p text:style-name="P3"><text:span text:style-name="T8">continue</text:span></text:p>
          </draw:text-box>
        </draw:frame>
        <draw:frame draw:style-name="gr6" draw:text-style-name="P7" draw:layer="layout" svg:width="4.624cm" svg:height="0.416cm" svg:x="5.207cm" svg:y="24.749cm">
          <draw:text-box>
            <text:p text:style-name="P3"><text:span text:style-name="T9">key_letters</text:span><text:span text:style-name="T6">.</text:span><text:span text:style-name="T5">append</text:span><text:span text:style-name="T6">(</text:span><text:span text:style-name="T9">i</text:span><text:span text:style-name="T6">)</text:span></text:p>
          </draw:text-box>
        </draw:frame>
        <draw:frame draw:style-name="gr6" draw:text-style-name="P7" draw:layer="layout" svg:width="3.964cm" svg:height="0.416cm" svg:x="3.429cm" svg:y="25.319cm">
          <draw:text-box>
            <text:p text:style-name="P3"><text:span text:style-name="T5">print</text:span><text:span text:style-name="T6">(</text:span><text:span text:style-name="T9">key_letters</text:span><text:span text:style-name="T6">)</text:span></text:p>
          </draw:text-box>
        </draw:frame>
        <draw:frame draw:style-name="gr6" draw:text-style-name="P7" draw:layer="layout" svg:width="3.304cm" svg:height="0.416cm" svg:x="3.429cm" svg:y="25.888cm">
          <draw:text-box>
            <text:p text:style-name="P3"><text:span text:style-name="T9">key_matrix</text:span><text:span text:style-name="T6"> = []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polygon draw:style-name="gr2" draw:text-style-name="P2" draw:layer="layout" svg:width="15.945cm" svg:height="0.599cm" svg:x="2.54cm" svg:y="17.921cm" svg:viewBox="0 0 15946 600" draw:points="0,0 15946,0 15946,600 0,600">
          <text:p/>
        </draw:polygon>
        <draw:polygon draw:style-name="gr2" draw:text-style-name="P2" draw:layer="layout" svg:width="15.945cm" svg:height="0.6cm" svg:x="2.54cm" svg:y="18.485cm" svg:viewBox="0 0 15946 601" draw:points="0,0 15946,0 15946,601 0,601">
          <text:p/>
        </draw:polygon>
        <draw:polygon draw:style-name="gr2" draw:text-style-name="P2" draw:layer="layout" svg:width="15.945cm" svg:height="0.599cm" svg:x="2.54cm" svg:y="19.05cm" svg:viewBox="0 0 15946 600" draw:points="0,0 15946,0 15946,600 0,600">
          <text:p/>
        </draw:polygon>
        <draw:polygon draw:style-name="gr2" draw:text-style-name="P2" draw:layer="layout" svg:width="15.945cm" svg:height="0.6cm" svg:x="2.54cm" svg:y="19.614cm" svg:viewBox="0 0 15946 601" draw:points="0,0 15946,0 15946,601 0,601">
          <text:p/>
        </draw:polygon>
        <draw:polygon draw:style-name="gr2" draw:text-style-name="P2" draw:layer="layout" svg:width="15.945cm" svg:height="0.6cm" svg:x="2.54cm" svg:y="20.178cm" svg:viewBox="0 0 15946 601" draw:points="0,0 15946,0 15946,601 0,601">
          <text:p/>
        </draw:polygon>
        <draw:polygon draw:style-name="gr2" draw:text-style-name="P2" draw:layer="layout" svg:width="15.945cm" svg:height="0.6cm" svg:x="2.54cm" svg:y="20.778cm" svg:viewBox="0 0 15946 601" draw:points="0,0 15946,0 15946,601 0,601">
          <text:p/>
        </draw:polygon>
        <draw:polygon draw:style-name="gr2" draw:text-style-name="P2" draw:layer="layout" svg:width="15.945cm" svg:height="0.599cm" svg:x="2.54cm" svg:y="21.343cm" svg:viewBox="0 0 15946 600" draw:points="0,0 15946,0 15946,600 0,600">
          <text:p/>
        </draw:polygon>
        <draw:polygon draw:style-name="gr2" draw:text-style-name="P2" draw:layer="layout" svg:width="15.945cm" svg:height="0.6cm" svg:x="2.54cm" svg:y="21.907cm" svg:viewBox="0 0 15946 601" draw:points="0,0 15946,0 15946,601 0,601">
          <text:p/>
        </draw:polygon>
        <draw:polygon draw:style-name="gr2" draw:text-style-name="P2" draw:layer="layout" svg:width="15.945cm" svg:height="0.6cm" svg:x="2.54cm" svg:y="22.471cm" svg:viewBox="0 0 15946 601" draw:points="0,0 15946,0 15946,601 0,601">
          <text:p/>
        </draw:polygon>
        <draw:polygon draw:style-name="gr2" draw:text-style-name="P2" draw:layer="layout" svg:width="15.945cm" svg:height="0.6cm" svg:x="2.54cm" svg:y="23.036cm" svg:viewBox="0 0 15946 601" draw:points="0,0 15946,0 15946,601 0,601">
          <text:p/>
        </draw:polygon>
        <draw:polygon draw:style-name="gr2" draw:text-style-name="P2" draw:layer="layout" svg:width="15.945cm" svg:height="0.6cm" svg:x="2.54cm" svg:y="23.6cm" svg:viewBox="0 0 15946 601" draw:points="0,0 15946,0 15946,601 0,601">
          <text:p/>
        </draw:polygon>
        <draw:polygon draw:style-name="gr2" draw:text-style-name="P2" draw:layer="layout" svg:width="15.945cm" svg:height="0.6cm" svg:x="2.54cm" svg:y="24.165cm" svg:viewBox="0 0 15946 601" draw:points="0,0 15946,0 15946,601 0,601">
          <text:p/>
        </draw:polygon>
        <draw:polygon draw:style-name="gr2" draw:text-style-name="P2" draw:layer="layout" svg:width="15.945cm" svg:height="0.599cm" svg:x="2.54cm" svg:y="24.765cm" svg:viewBox="0 0 15946 600" draw:points="0,0 15946,0 15946,600 0,600">
          <text:p/>
        </draw:polygon>
        <draw:polygon draw:style-name="gr2" draw:text-style-name="P2" draw:layer="layout" svg:width="15.945cm" svg:height="0.6cm" svg:x="2.54cm" svg:y="25.329cm" svg:viewBox="0 0 15946 601" draw:points="0,0 15946,0 15946,601 0,601">
          <text:p/>
        </draw:polygon>
        <draw:polygon draw:style-name="gr2" draw:text-style-name="P2" draw:layer="layout" svg:width="15.945cm" svg:height="0.6cm" svg:x="2.54cm" svg:y="25.893cm" svg:viewBox="0 0 15946 601" draw:points="0,0 15946,0 15946,601 0,601">
          <text:p/>
        </draw:polygon>
        <draw:polygon draw:style-name="gr2" draw:text-style-name="P2" draw:layer="layout" svg:width="15.945cm" svg:height="0.6cm" svg:x="2.54cm" svg:y="26.458cm" svg:viewBox="0 0 15946 601" draw:points="0,0 15946,0 15946,601 0,601">
          <text:p/>
        </draw:polygon>
        <draw:frame draw:style-name="gr6" draw:text-style-name="P7" draw:layer="layout" svg:width="3.963cm" svg:height="0.416cm" svg:x="3.429cm" svg:y="2.54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5</text:span><text:span text:style-name="T6">):</text:span></text:p>
          </draw:text-box>
        </draw:frame>
        <draw:frame draw:style-name="gr6" draw:text-style-name="P7" draw:layer="layout" svg:width="4.625cm" svg:height="0.416cm" svg:x="4.318cm" svg:y="3.109cm">
          <draw:text-box>
            <text:p text:style-name="P3"><text:span text:style-name="T9">key_matrix</text:span><text:span text:style-name="T6">.</text:span><text:span text:style-name="T5">append</text:span><text:span text:style-name="T6">('')</text:span></text:p>
          </draw:text-box>
        </draw:frame>
        <draw:frame draw:style-name="gr6" draw:text-style-name="P7" draw:layer="layout" svg:width="7.045cm" svg:height="0.416cm" svg:x="3.429cm" svg:y="4.248cm">
          <draw:text-box>
            <text:p text:style-name="P3"><text:span text:style-name="T9">key_matrix</text:span><text:span text:style-name="T6">[</text:span><text:span text:style-name="T10">0</text:span><text:span text:style-name="T6">] =</text:span><text:span text:style-name="T9"> key_letters</text:span><text:span text:style-name="T6">[</text:span><text:span text:style-name="T10">0</text:span><text:span text:style-name="T6">:</text:span><text:span text:style-name="T10">5</text:span><text:span text:style-name="T6">]</text:span></text:p>
          </draw:text-box>
        </draw:frame>
        <draw:frame draw:style-name="gr6" draw:text-style-name="P7" draw:layer="layout" svg:width="7.265cm" svg:height="0.416cm" svg:x="3.429cm" svg:y="4.818cm">
          <draw:text-box>
            <text:p text:style-name="P3"><text:span text:style-name="T9">key_matrix</text:span><text:span text:style-name="T6">[</text:span><text:span text:style-name="T10">1</text:span><text:span text:style-name="T6">] =</text:span><text:span text:style-name="T9"> key_letters</text:span><text:span text:style-name="T6">[</text:span><text:span text:style-name="T10">5</text:span><text:span text:style-name="T6">:</text:span><text:span text:style-name="T10">10</text:span><text:span text:style-name="T6">]</text:span></text:p>
          </draw:text-box>
        </draw:frame>
        <draw:frame draw:style-name="gr6" draw:text-style-name="P7" draw:layer="layout" svg:width="7.485cm" svg:height="0.416cm" svg:x="3.429cm" svg:y="5.387cm">
          <draw:text-box>
            <text:p text:style-name="P3"><text:span text:style-name="T9">key_matrix</text:span><text:span text:style-name="T6">[</text:span><text:span text:style-name="T10">2</text:span><text:span text:style-name="T6">] =</text:span><text:span text:style-name="T9"> key_letters</text:span><text:span text:style-name="T6">[</text:span><text:span text:style-name="T10">10</text:span><text:span text:style-name="T6">:</text:span><text:span text:style-name="T10">15</text:span><text:span text:style-name="T6">]</text:span></text:p>
          </draw:text-box>
        </draw:frame>
        <draw:frame draw:style-name="gr6" draw:text-style-name="P7" draw:layer="layout" svg:width="7.485cm" svg:height="0.416cm" svg:x="3.429cm" svg:y="5.957cm">
          <draw:text-box>
            <text:p text:style-name="P3"><text:span text:style-name="T9">key_matrix</text:span><text:span text:style-name="T6">[</text:span><text:span text:style-name="T10">3</text:span><text:span text:style-name="T6">] =</text:span><text:span text:style-name="T9"> key_letters</text:span><text:span text:style-name="T6">[</text:span><text:span text:style-name="T10">15</text:span><text:span text:style-name="T6">:</text:span><text:span text:style-name="T10">20</text:span><text:span text:style-name="T6">]</text:span></text:p>
          </draw:text-box>
        </draw:frame>
        <draw:frame draw:style-name="gr6" draw:text-style-name="P7" draw:layer="layout" svg:width="7.485cm" svg:height="0.416cm" svg:x="3.429cm" svg:y="6.526cm">
          <draw:text-box>
            <text:p text:style-name="P3"><text:span text:style-name="T9">key_matrix</text:span><text:span text:style-name="T6">[</text:span><text:span text:style-name="T10">4</text:span><text:span text:style-name="T6">] =</text:span><text:span text:style-name="T9"> key_letters</text:span><text:span text:style-name="T6">[</text:span><text:span text:style-name="T10">20</text:span><text:span text:style-name="T6">:</text:span><text:span text:style-name="T10">25</text:span><text:span text:style-name="T6">]</text:span></text:p>
          </draw:text-box>
        </draw:frame>
        <draw:frame draw:style-name="gr6" draw:text-style-name="P7" draw:layer="layout" svg:width="3.744cm" svg:height="0.416cm" svg:x="3.429cm" svg:y="7.665cm">
          <draw:text-box>
            <text:p text:style-name="P3"><text:span text:style-name="T8">return</text:span><text:span text:style-name="T9"> key_matrix</text:span></text:p>
          </draw:text-box>
        </draw:frame>
        <draw:frame draw:style-name="gr6" draw:text-style-name="P7" draw:layer="layout" svg:width="7.927cm" svg:height="0.416cm" svg:x="2.54cm" svg:y="8.804cm">
          <draw:text-box>
            <text:p text:style-name="P3"><text:span text:style-name="T13"># print(keyTable("monarchy", alpha))</text:span></text:p>
          </draw:text-box>
        </draw:frame>
        <draw:frame draw:style-name="gr6" draw:text-style-name="P7" draw:layer="layout" svg:width="9.026cm" svg:height="0.416cm" svg:x="2.54cm" svg:y="9.943cm">
          <draw:text-box>
            <text:p text:style-name="P3"><text:span text:style-name="T4">def</text:span><text:span text:style-name="T5"> matrix_Position</text:span><text:span text:style-name="T6">(</text:span><text:span text:style-name="T7">key_matrix</text:span><text:span text:style-name="T6">,</text:span><text:span text:style-name="T7"> element</text:span><text:span text:style-name="T6">):</text:span></text:p>
          </draw:text-box>
        </draw:frame>
        <draw:frame draw:style-name="gr6" draw:text-style-name="P7" draw:layer="layout" svg:width="3.963cm" svg:height="0.416cm" svg:x="3.429cm" svg:y="10.512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5</text:span><text:span text:style-name="T6">):</text:span></text:p>
          </draw:text-box>
        </draw:frame>
        <draw:frame draw:style-name="gr6" draw:text-style-name="P7" draw:layer="layout" svg:width="3.963cm" svg:height="0.416cm" svg:x="4.318cm" svg:y="11.082cm">
          <draw:text-box>
            <text:p text:style-name="P3"><text:span text:style-name="T8">for</text:span><text:span text:style-name="T9"> j</text:span><text:span text:style-name="T8"> in</text:span><text:span text:style-name="T11"> range</text:span><text:span text:style-name="T6">(</text:span><text:span text:style-name="T10">5</text:span><text:span text:style-name="T6">):</text:span></text:p>
          </draw:text-box>
        </draw:frame>
        <draw:frame draw:style-name="gr6" draw:text-style-name="P7" draw:layer="layout" svg:width="7.045cm" svg:height="0.416cm" svg:x="5.207cm" svg:y="11.651cm">
          <draw:text-box>
            <text:p text:style-name="P3"><text:span text:style-name="T8">if</text:span><text:span text:style-name="T6">(</text:span><text:span text:style-name="T7">key_matrix</text:span><text:span text:style-name="T6">[</text:span><text:span text:style-name="T9">i</text:span><text:span text:style-name="T6">][</text:span><text:span text:style-name="T9">j</text:span><text:span text:style-name="T6">] ==</text:span><text:span text:style-name="T7"> element</text:span><text:span text:style-name="T6">):</text:span></text:p>
          </draw:text-box>
        </draw:frame>
        <draw:frame draw:style-name="gr6" draw:text-style-name="P7" draw:layer="layout" svg:width="2.423cm" svg:height="0.416cm" svg:x="6.097cm" svg:y="12.221cm">
          <draw:text-box>
            <text:p text:style-name="P3"><text:span text:style-name="T8">return</text:span><text:span text:style-name="T9"> i</text:span><text:span text:style-name="T6">,</text:span><text:span text:style-name="T9"> j</text:span></text:p>
          </draw:text-box>
        </draw:frame>
        <draw:frame draw:style-name="gr6" draw:text-style-name="P7" draw:layer="layout" svg:width="11.449cm" svg:height="0.416cm" svg:x="2.54cm" svg:y="13.36cm">
          <draw:text-box>
            <text:p text:style-name="P3"><text:span text:style-name="T4">def</text:span><text:span text:style-name="T5"> encrypt_Row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13.929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2.643cm" svg:height="0.416cm" svg:x="3.429cm" svg:y="14.499cm">
          <draw:text-box>
            <text:p text:style-name="P3"><text:span text:style-name="T8">if</text:span><text:span text:style-name="T7"> e1c</text:span><text:span text:style-name="T6"> ==</text:span><text:span text:style-name="T10"> 4</text:span><text:span text:style-name="T6">:</text:span></text:p>
          </draw:text-box>
        </draw:frame>
        <draw:frame draw:style-name="gr6" draw:text-style-name="P7" draw:layer="layout" svg:width="5.724cm" svg:height="0.416cm" svg:x="4.318cm" svg:y="15.068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10">0</text:span><text:span text:style-name="T6">]</text:span></text:p>
          </draw:text-box>
        </draw:frame>
        <draw:frame draw:style-name="gr6" draw:text-style-name="P7" draw:layer="layout" svg:width="1.103cm" svg:height="0.416cm" svg:x="3.429cm" svg:y="15.638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16.207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7">e1c</text:span><text:span text:style-name="T6">+</text:span><text:span text:style-name="T10">1</text:span><text:span text:style-name="T6">]</text:span></text:p>
          </draw:text-box>
        </draw:frame>
        <draw:frame draw:style-name="gr6" draw:text-style-name="P7" draw:layer="layout" svg:width="2.204cm" svg:height="0.416cm" svg:x="3.429cm" svg:y="17.346cm">
          <draw:text-box>
            <text:p text:style-name="P3"><text:span text:style-name="T9">char2</text:span><text:span text:style-name="T6"> = ''</text:span></text:p>
          </draw:text-box>
        </draw:frame>
        <draw:frame draw:style-name="gr6" draw:text-style-name="P7" draw:layer="layout" svg:width="2.643cm" svg:height="0.416cm" svg:x="3.429cm" svg:y="17.916cm">
          <draw:text-box>
            <text:p text:style-name="P3"><text:span text:style-name="T8">if</text:span><text:span text:style-name="T7"> e2c</text:span><text:span text:style-name="T6"> ==</text:span><text:span text:style-name="T10"> 4</text:span><text:span text:style-name="T6">:</text:span></text:p>
          </draw:text-box>
        </draw:frame>
        <draw:frame draw:style-name="gr6" draw:text-style-name="P7" draw:layer="layout" svg:width="5.724cm" svg:height="0.416cm" svg:x="4.318cm" svg:y="18.485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10">0</text:span><text:span text:style-name="T6">]</text:span></text:p>
          </draw:text-box>
        </draw:frame>
        <draw:frame draw:style-name="gr6" draw:text-style-name="P7" draw:layer="layout" svg:width="1.103cm" svg:height="0.416cm" svg:x="3.429cm" svg:y="19.055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19.624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7">e2c</text:span><text:span text:style-name="T6">+</text:span><text:span text:style-name="T10">1</text:span><text:span text:style-name="T6">]</text:span></text:p>
          </draw:text-box>
        </draw:frame>
        <draw:frame draw:style-name="gr6" draw:text-style-name="P7" draw:layer="layout" svg:width="4.185cm" svg:height="0.416cm" svg:x="3.429cm" svg:y="20.763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12.11cm" svg:height="0.416cm" svg:x="2.54cm" svg:y="21.902cm">
          <draw:text-box>
            <text:p text:style-name="P3"><text:span text:style-name="T4">def</text:span><text:span text:style-name="T5"> encrypt_Column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22.471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2.643cm" svg:height="0.416cm" svg:x="3.429cm" svg:y="23.041cm">
          <draw:text-box>
            <text:p text:style-name="P3"><text:span text:style-name="T8">if</text:span><text:span text:style-name="T7"> e1r</text:span><text:span text:style-name="T6"> ==</text:span><text:span text:style-name="T10"> 4</text:span><text:span text:style-name="T6">:</text:span></text:p>
          </draw:text-box>
        </draw:frame>
        <draw:frame draw:style-name="gr6" draw:text-style-name="P7" draw:layer="layout" svg:width="5.724cm" svg:height="0.416cm" svg:x="4.318cm" svg:y="23.61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10">0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1.103cm" svg:height="0.416cm" svg:x="3.429cm" svg:y="24.18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24.749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+</text:span><text:span text:style-name="T10">1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2.204cm" svg:height="0.416cm" svg:x="3.429cm" svg:y="25.888cm">
          <draw:text-box>
            <text:p text:style-name="P3"><text:span text:style-name="T9">char2</text:span><text:span text:style-name="T6"> = ''</text:span></text:p>
          </draw:text-box>
        </draw:frame>
        <draw:frame draw:style-name="gr6" draw:text-style-name="P7" draw:layer="layout" svg:width="2.643cm" svg:height="0.416cm" svg:x="3.429cm" svg:y="26.458cm">
          <draw:text-box>
            <text:p text:style-name="P3"><text:span text:style-name="T8">if</text:span><text:span text:style-name="T7"> e2r</text:span><text:span text:style-name="T6"> ==</text:span><text:span text:style-name="T10"> 4</text:span><text:span text:style-name="T6">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polygon draw:style-name="gr2" draw:text-style-name="P2" draw:layer="layout" svg:width="15.945cm" svg:height="0.599cm" svg:x="2.54cm" svg:y="17.921cm" svg:viewBox="0 0 15946 600" draw:points="0,0 15946,0 15946,600 0,600">
          <text:p/>
        </draw:polygon>
        <draw:polygon draw:style-name="gr2" draw:text-style-name="P2" draw:layer="layout" svg:width="15.945cm" svg:height="0.6cm" svg:x="2.54cm" svg:y="18.485cm" svg:viewBox="0 0 15946 601" draw:points="0,0 15946,0 15946,601 0,601">
          <text:p/>
        </draw:polygon>
        <draw:polygon draw:style-name="gr2" draw:text-style-name="P2" draw:layer="layout" svg:width="15.945cm" svg:height="0.599cm" svg:x="2.54cm" svg:y="19.05cm" svg:viewBox="0 0 15946 600" draw:points="0,0 15946,0 15946,600 0,600">
          <text:p/>
        </draw:polygon>
        <draw:polygon draw:style-name="gr2" draw:text-style-name="P2" draw:layer="layout" svg:width="15.945cm" svg:height="0.6cm" svg:x="2.54cm" svg:y="19.614cm" svg:viewBox="0 0 15946 601" draw:points="0,0 15946,0 15946,601 0,601">
          <text:p/>
        </draw:polygon>
        <draw:polygon draw:style-name="gr2" draw:text-style-name="P2" draw:layer="layout" svg:width="15.945cm" svg:height="0.6cm" svg:x="2.54cm" svg:y="20.178cm" svg:viewBox="0 0 15946 601" draw:points="0,0 15946,0 15946,601 0,601">
          <text:p/>
        </draw:polygon>
        <draw:polygon draw:style-name="gr2" draw:text-style-name="P2" draw:layer="layout" svg:width="15.945cm" svg:height="0.6cm" svg:x="2.54cm" svg:y="20.778cm" svg:viewBox="0 0 15946 601" draw:points="0,0 15946,0 15946,601 0,601">
          <text:p/>
        </draw:polygon>
        <draw:polygon draw:style-name="gr2" draw:text-style-name="P2" draw:layer="layout" svg:width="15.945cm" svg:height="0.599cm" svg:x="2.54cm" svg:y="21.343cm" svg:viewBox="0 0 15946 600" draw:points="0,0 15946,0 15946,600 0,600">
          <text:p/>
        </draw:polygon>
        <draw:polygon draw:style-name="gr2" draw:text-style-name="P2" draw:layer="layout" svg:width="15.945cm" svg:height="0.6cm" svg:x="2.54cm" svg:y="21.907cm" svg:viewBox="0 0 15946 601" draw:points="0,0 15946,0 15946,601 0,601">
          <text:p/>
        </draw:polygon>
        <draw:polygon draw:style-name="gr2" draw:text-style-name="P2" draw:layer="layout" svg:width="15.945cm" svg:height="0.6cm" svg:x="2.54cm" svg:y="22.471cm" svg:viewBox="0 0 15946 601" draw:points="0,0 15946,0 15946,601 0,601">
          <text:p/>
        </draw:polygon>
        <draw:polygon draw:style-name="gr2" draw:text-style-name="P2" draw:layer="layout" svg:width="15.945cm" svg:height="0.6cm" svg:x="2.54cm" svg:y="23.036cm" svg:viewBox="0 0 15946 601" draw:points="0,0 15946,0 15946,601 0,601">
          <text:p/>
        </draw:polygon>
        <draw:polygon draw:style-name="gr2" draw:text-style-name="P2" draw:layer="layout" svg:width="15.945cm" svg:height="0.6cm" svg:x="2.54cm" svg:y="23.6cm" svg:viewBox="0 0 15946 601" draw:points="0,0 15946,0 15946,601 0,601">
          <text:p/>
        </draw:polygon>
        <draw:polygon draw:style-name="gr2" draw:text-style-name="P2" draw:layer="layout" svg:width="15.945cm" svg:height="0.6cm" svg:x="2.54cm" svg:y="24.165cm" svg:viewBox="0 0 15946 601" draw:points="0,0 15946,0 15946,601 0,601">
          <text:p/>
        </draw:polygon>
        <draw:polygon draw:style-name="gr2" draw:text-style-name="P2" draw:layer="layout" svg:width="15.945cm" svg:height="0.599cm" svg:x="2.54cm" svg:y="24.765cm" svg:viewBox="0 0 15946 600" draw:points="0,0 15946,0 15946,600 0,600">
          <text:p/>
        </draw:polygon>
        <draw:polygon draw:style-name="gr2" draw:text-style-name="P2" draw:layer="layout" svg:width="15.945cm" svg:height="0.6cm" svg:x="2.54cm" svg:y="25.329cm" svg:viewBox="0 0 15946 601" draw:points="0,0 15946,0 15946,601 0,601">
          <text:p/>
        </draw:polygon>
        <draw:polygon draw:style-name="gr2" draw:text-style-name="P2" draw:layer="layout" svg:width="15.945cm" svg:height="0.6cm" svg:x="2.54cm" svg:y="25.893cm" svg:viewBox="0 0 15946 601" draw:points="0,0 15946,0 15946,601 0,601">
          <text:p/>
        </draw:polygon>
        <draw:polygon draw:style-name="gr2" draw:text-style-name="P2" draw:layer="layout" svg:width="15.945cm" svg:height="0.6cm" svg:x="2.54cm" svg:y="26.458cm" svg:viewBox="0 0 15946 601" draw:points="0,0 15946,0 15946,601 0,601">
          <text:p/>
        </draw:polygon>
        <draw:frame draw:style-name="gr6" draw:text-style-name="P7" draw:layer="layout" svg:width="5.724cm" svg:height="0.416cm" svg:x="4.318cm" svg:y="2.54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10">0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1.103cm" svg:height="0.416cm" svg:x="3.429cm" svg:y="3.109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3.679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+</text:span><text:span text:style-name="T10">1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4.185cm" svg:height="0.416cm" svg:x="3.429cm" svg:y="4.818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12.77cm" svg:height="0.416cm" svg:x="2.54cm" svg:y="5.957cm">
          <draw:text-box>
            <text:p text:style-name="P3"><text:span text:style-name="T4">def</text:span><text:span text:style-name="T5"> encrypt_Rectangle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6.526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6.164cm" svg:height="0.416cm" svg:x="3.429cm" svg:y="7.096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1.984cm" svg:height="0.416cm" svg:x="3.429cm" svg:y="8.235cm">
          <draw:text-box>
            <text:p text:style-name="P3"><text:span text:style-name="T9">char</text:span><text:span text:style-name="T6"> = ''</text:span></text:p>
          </draw:text-box>
        </draw:frame>
        <draw:frame draw:style-name="gr6" draw:text-style-name="P7" draw:layer="layout" svg:width="6.164cm" svg:height="0.416cm" svg:x="3.429cm" svg:y="8.804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4.185cm" svg:height="0.416cm" svg:x="3.429cm" svg:y="9.943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9.026cm" svg:height="0.416cm" svg:x="2.54cm" svg:y="11.082cm">
          <draw:text-box>
            <text:p text:style-name="P3"><text:span text:style-name="T4">def</text:span><text:span text:style-name="T5"> encryption</text:span><text:span text:style-name="T6">(</text:span><text:span text:style-name="T7">key_matrix</text:span><text:span text:style-name="T6">,</text:span><text:span text:style-name="T7"> message_list</text:span><text:span text:style-name="T6">):</text:span></text:p>
          </draw:text-box>
        </draw:frame>
        <draw:frame draw:style-name="gr6" draw:text-style-name="P7" draw:layer="layout" svg:width="4.625cm" svg:height="0.416cm" svg:x="3.429cm" svg:y="11.651cm">
          <draw:text-box>
            <text:p text:style-name="P3"><text:span text:style-name="T9">cipher_text_list</text:span><text:span text:style-name="T6"> = []</text:span></text:p>
          </draw:text-box>
        </draw:frame>
        <draw:frame draw:style-name="gr6" draw:text-style-name="P7" draw:layer="layout" svg:width="8.146cm" svg:height="0.416cm" svg:x="3.429cm" svg:y="12.221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0</text:span><text:span text:style-name="T6">,</text:span><text:span text:style-name="T5"> len</text:span><text:span text:style-name="T6">(</text:span><text:span text:style-name="T7">message_list</text:span><text:span text:style-name="T6">)):</text:span></text:p>
          </draw:text-box>
        </draw:frame>
        <draw:frame draw:style-name="gr6" draw:text-style-name="P7" draw:layer="layout" svg:width="1.322cm" svg:height="0.416cm" svg:x="4.318cm" svg:y="12.79cm">
          <draw:text-box>
            <text:p text:style-name="P3"><text:span text:style-name="T9">c1</text:span><text:span text:style-name="T6"> =</text:span><text:span text:style-name="T10"> 0</text:span></text:p>
          </draw:text-box>
        </draw:frame>
        <draw:frame draw:style-name="gr6" draw:text-style-name="P7" draw:layer="layout" svg:width="1.322cm" svg:height="0.416cm" svg:x="4.318cm" svg:y="13.36cm">
          <draw:text-box>
            <text:p text:style-name="P3"><text:span text:style-name="T9">c2</text:span><text:span text:style-name="T6"> =</text:span><text:span text:style-name="T10"> 0</text:span></text:p>
          </draw:text-box>
        </draw:frame>
        <draw:frame draw:style-name="gr6" draw:text-style-name="P7" draw:layer="layout" svg:width="9.687cm" svg:height="0.416cm" svg:x="4.318cm" svg:y="13.929cm">
          <draw:text-box>
            <text:p text:style-name="P3"><text:span text:style-name="T9">ele1_x</text:span><text:span text:style-name="T6">,</text:span><text:span text:style-name="T9"> ele1_y</text:span><text:span text:style-name="T6"> =</text:span><text:span text:style-name="T5"> matrix_Position</text:span><text:span text:style-name="T6">(</text:span><text:span text:style-name="T7">key_matrix</text:span><text:span text:style-name="T6">,</text:span></text:p>
          </draw:text-box>
        </draw:frame>
        <draw:frame draw:style-name="gr6" draw:text-style-name="P7" draw:layer="layout" svg:width="4.184cm" svg:height="0.416cm" svg:x="2.54cm" svg:y="14.499cm">
          <draw:text-box>
            <text:p text:style-name="P3"><text:span text:style-name="T7">message_list</text:span><text:span text:style-name="T6">[</text:span><text:span text:style-name="T9">i</text:span><text:span text:style-name="T6">][</text:span><text:span text:style-name="T10">0</text:span><text:span text:style-name="T6">])</text:span></text:p>
          </draw:text-box>
        </draw:frame>
        <draw:frame draw:style-name="gr6" draw:text-style-name="P7" draw:layer="layout" svg:width="9.687cm" svg:height="0.416cm" svg:x="4.318cm" svg:y="15.068cm">
          <draw:text-box>
            <text:p text:style-name="P3"><text:span text:style-name="T9">ele2_x</text:span><text:span text:style-name="T6">,</text:span><text:span text:style-name="T9"> ele2_y</text:span><text:span text:style-name="T6"> =</text:span><text:span text:style-name="T5"> matrix_Position</text:span><text:span text:style-name="T6">(</text:span><text:span text:style-name="T7">key_matrix</text:span><text:span text:style-name="T6">,</text:span></text:p>
          </draw:text-box>
        </draw:frame>
        <draw:frame draw:style-name="gr6" draw:text-style-name="P7" draw:layer="layout" svg:width="4.184cm" svg:height="0.416cm" svg:x="2.54cm" svg:y="15.638cm">
          <draw:text-box>
            <text:p text:style-name="P3"><text:span text:style-name="T7">message_list</text:span><text:span text:style-name="T6">[</text:span><text:span text:style-name="T9">i</text:span><text:span text:style-name="T6">][</text:span><text:span text:style-name="T10">1</text:span><text:span text:style-name="T6">])</text:span></text:p>
          </draw:text-box>
        </draw:frame>
        <draw:frame draw:style-name="gr6" draw:text-style-name="P7" draw:layer="layout" svg:width="4.404cm" svg:height="0.416cm" svg:x="4.318cm" svg:y="16.777cm">
          <draw:text-box>
            <text:p text:style-name="P3"><text:span text:style-name="T8">if</text:span><text:span text:style-name="T9"> ele1_x</text:span><text:span text:style-name="T6"> ==</text:span><text:span text:style-name="T9"> ele2_x</text:span><text:span text:style-name="T6">:</text:span></text:p>
          </draw:text-box>
        </draw:frame>
        <draw:frame draw:style-name="gr6" draw:text-style-name="P7" draw:layer="layout" svg:width="11.447cm" svg:height="0.416cm" svg:x="5.207cm" svg:y="17.346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encrypt_Row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17.916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4.845cm" svg:height="0.416cm" svg:x="4.318cm" svg:y="18.485cm">
          <draw:text-box>
            <text:p text:style-name="P3"><text:span text:style-name="T8">elif</text:span><text:span text:style-name="T9"> ele1_y</text:span><text:span text:style-name="T6"> ==</text:span><text:span text:style-name="T9"> ele2_y</text:span><text:span text:style-name="T6">:</text:span></text:p>
          </draw:text-box>
        </draw:frame>
        <draw:frame draw:style-name="gr6" draw:text-style-name="P7" draw:layer="layout" svg:width="12.108cm" svg:height="0.416cm" svg:x="5.207cm" svg:y="19.055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encrypt_Column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19.624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1.103cm" svg:height="0.416cm" svg:x="4.318cm" svg:y="20.194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12.768cm" svg:height="0.416cm" svg:x="5.207cm" svg:y="20.763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encrypt_Rectangle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21.332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3.523cm" svg:height="0.416cm" svg:x="4.318cm" svg:y="22.471cm">
          <draw:text-box>
            <text:p text:style-name="P3"><text:span text:style-name="T9">cipher</text:span><text:span text:style-name="T6"> =</text:span><text:span text:style-name="T9"> c1</text:span><text:span text:style-name="T6"> +</text:span><text:span text:style-name="T9"> c2</text:span></text:p>
          </draw:text-box>
        </draw:frame>
        <draw:frame draw:style-name="gr6" draw:text-style-name="P7" draw:layer="layout" svg:width="6.826cm" svg:height="0.416cm" svg:x="4.318cm" svg:y="23.041cm">
          <draw:text-box>
            <text:p text:style-name="P3"><text:span text:style-name="T9">cipher_text_list</text:span><text:span text:style-name="T6">.</text:span><text:span text:style-name="T5">append</text:span><text:span text:style-name="T6">(</text:span><text:span text:style-name="T9">cipher</text:span><text:span text:style-name="T6">)</text:span></text:p>
          </draw:text-box>
        </draw:frame>
        <draw:frame draw:style-name="gr6" draw:text-style-name="P7" draw:layer="layout" svg:width="5.065cm" svg:height="0.416cm" svg:x="3.429cm" svg:y="23.61cm">
          <draw:text-box>
            <text:p text:style-name="P3"><text:span text:style-name="T8">return</text:span><text:span text:style-name="T9"> cipher_text_list</text:span></text:p>
          </draw:text-box>
        </draw:frame>
        <draw:frame draw:style-name="gr6" draw:text-style-name="P7" draw:layer="layout" svg:width="11.449cm" svg:height="0.416cm" svg:x="2.54cm" svg:y="24.749cm">
          <draw:text-box>
            <text:p text:style-name="P3"><text:span text:style-name="T4">def</text:span><text:span text:style-name="T5"> decrypt_Row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25.319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2.643cm" svg:height="0.416cm" svg:x="3.429cm" svg:y="25.888cm">
          <draw:text-box>
            <text:p text:style-name="P3"><text:span text:style-name="T8">if</text:span><text:span text:style-name="T7"> e1c</text:span><text:span text:style-name="T6"> ==</text:span><text:span text:style-name="T10"> 0</text:span><text:span text:style-name="T6">:</text:span></text:p>
          </draw:text-box>
        </draw:frame>
        <draw:frame draw:style-name="gr6" draw:text-style-name="P7" draw:layer="layout" svg:width="5.724cm" svg:height="0.416cm" svg:x="4.318cm" svg:y="26.458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10">4</text:span><text:span text:style-name="T6">]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polygon draw:style-name="gr2" draw:text-style-name="P2" draw:layer="layout" svg:width="15.945cm" svg:height="0.599cm" svg:x="2.54cm" svg:y="17.921cm" svg:viewBox="0 0 15946 600" draw:points="0,0 15946,0 15946,600 0,600">
          <text:p/>
        </draw:polygon>
        <draw:polygon draw:style-name="gr2" draw:text-style-name="P2" draw:layer="layout" svg:width="15.945cm" svg:height="0.6cm" svg:x="2.54cm" svg:y="18.485cm" svg:viewBox="0 0 15946 601" draw:points="0,0 15946,0 15946,601 0,601">
          <text:p/>
        </draw:polygon>
        <draw:polygon draw:style-name="gr2" draw:text-style-name="P2" draw:layer="layout" svg:width="15.945cm" svg:height="0.599cm" svg:x="2.54cm" svg:y="19.05cm" svg:viewBox="0 0 15946 600" draw:points="0,0 15946,0 15946,600 0,600">
          <text:p/>
        </draw:polygon>
        <draw:polygon draw:style-name="gr2" draw:text-style-name="P2" draw:layer="layout" svg:width="15.945cm" svg:height="0.6cm" svg:x="2.54cm" svg:y="19.614cm" svg:viewBox="0 0 15946 601" draw:points="0,0 15946,0 15946,601 0,601">
          <text:p/>
        </draw:polygon>
        <draw:polygon draw:style-name="gr2" draw:text-style-name="P2" draw:layer="layout" svg:width="15.945cm" svg:height="0.6cm" svg:x="2.54cm" svg:y="20.178cm" svg:viewBox="0 0 15946 601" draw:points="0,0 15946,0 15946,601 0,601">
          <text:p/>
        </draw:polygon>
        <draw:polygon draw:style-name="gr2" draw:text-style-name="P2" draw:layer="layout" svg:width="15.945cm" svg:height="0.6cm" svg:x="2.54cm" svg:y="20.778cm" svg:viewBox="0 0 15946 601" draw:points="0,0 15946,0 15946,601 0,601">
          <text:p/>
        </draw:polygon>
        <draw:polygon draw:style-name="gr2" draw:text-style-name="P2" draw:layer="layout" svg:width="15.945cm" svg:height="0.599cm" svg:x="2.54cm" svg:y="21.343cm" svg:viewBox="0 0 15946 600" draw:points="0,0 15946,0 15946,600 0,600">
          <text:p/>
        </draw:polygon>
        <draw:polygon draw:style-name="gr2" draw:text-style-name="P2" draw:layer="layout" svg:width="15.945cm" svg:height="0.6cm" svg:x="2.54cm" svg:y="21.907cm" svg:viewBox="0 0 15946 601" draw:points="0,0 15946,0 15946,601 0,601">
          <text:p/>
        </draw:polygon>
        <draw:polygon draw:style-name="gr2" draw:text-style-name="P2" draw:layer="layout" svg:width="15.945cm" svg:height="0.6cm" svg:x="2.54cm" svg:y="22.471cm" svg:viewBox="0 0 15946 601" draw:points="0,0 15946,0 15946,601 0,601">
          <text:p/>
        </draw:polygon>
        <draw:polygon draw:style-name="gr2" draw:text-style-name="P2" draw:layer="layout" svg:width="15.945cm" svg:height="0.6cm" svg:x="2.54cm" svg:y="23.036cm" svg:viewBox="0 0 15946 601" draw:points="0,0 15946,0 15946,601 0,601">
          <text:p/>
        </draw:polygon>
        <draw:polygon draw:style-name="gr2" draw:text-style-name="P2" draw:layer="layout" svg:width="15.945cm" svg:height="0.6cm" svg:x="2.54cm" svg:y="23.6cm" svg:viewBox="0 0 15946 601" draw:points="0,0 15946,0 15946,601 0,601">
          <text:p/>
        </draw:polygon>
        <draw:polygon draw:style-name="gr2" draw:text-style-name="P2" draw:layer="layout" svg:width="15.945cm" svg:height="0.6cm" svg:x="2.54cm" svg:y="24.165cm" svg:viewBox="0 0 15946 601" draw:points="0,0 15946,0 15946,601 0,601">
          <text:p/>
        </draw:polygon>
        <draw:polygon draw:style-name="gr2" draw:text-style-name="P2" draw:layer="layout" svg:width="15.945cm" svg:height="0.599cm" svg:x="2.54cm" svg:y="24.765cm" svg:viewBox="0 0 15946 600" draw:points="0,0 15946,0 15946,600 0,600">
          <text:p/>
        </draw:polygon>
        <draw:polygon draw:style-name="gr2" draw:text-style-name="P2" draw:layer="layout" svg:width="15.945cm" svg:height="0.6cm" svg:x="2.54cm" svg:y="25.329cm" svg:viewBox="0 0 15946 601" draw:points="0,0 15946,0 15946,601 0,601">
          <text:p/>
        </draw:polygon>
        <draw:polygon draw:style-name="gr2" draw:text-style-name="P2" draw:layer="layout" svg:width="15.945cm" svg:height="0.6cm" svg:x="2.54cm" svg:y="25.893cm" svg:viewBox="0 0 15946 601" draw:points="0,0 15946,0 15946,601 0,601">
          <text:p/>
        </draw:polygon>
        <draw:frame draw:style-name="gr6" draw:text-style-name="P7" draw:layer="layout" svg:width="1.103cm" svg:height="0.416cm" svg:x="3.429cm" svg:y="2.54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3.109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7">e1c</text:span><text:span text:style-name="T6">-</text:span><text:span text:style-name="T10">1</text:span><text:span text:style-name="T6">]</text:span></text:p>
          </draw:text-box>
        </draw:frame>
        <draw:frame draw:style-name="gr6" draw:text-style-name="P7" draw:layer="layout" svg:width="2.204cm" svg:height="0.416cm" svg:x="3.429cm" svg:y="4.248cm">
          <draw:text-box>
            <text:p text:style-name="P3"><text:span text:style-name="T9">char2</text:span><text:span text:style-name="T6"> = ''</text:span></text:p>
          </draw:text-box>
        </draw:frame>
        <draw:frame draw:style-name="gr6" draw:text-style-name="P7" draw:layer="layout" svg:width="2.643cm" svg:height="0.416cm" svg:x="3.429cm" svg:y="4.818cm">
          <draw:text-box>
            <text:p text:style-name="P3"><text:span text:style-name="T8">if</text:span><text:span text:style-name="T7"> e2c</text:span><text:span text:style-name="T6"> ==</text:span><text:span text:style-name="T10"> 0</text:span><text:span text:style-name="T6">:</text:span></text:p>
          </draw:text-box>
        </draw:frame>
        <draw:frame draw:style-name="gr6" draw:text-style-name="P7" draw:layer="layout" svg:width="5.724cm" svg:height="0.416cm" svg:x="4.318cm" svg:y="5.387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10">4</text:span><text:span text:style-name="T6">]</text:span></text:p>
          </draw:text-box>
        </draw:frame>
        <draw:frame draw:style-name="gr6" draw:text-style-name="P7" draw:layer="layout" svg:width="1.103cm" svg:height="0.416cm" svg:x="3.429cm" svg:y="5.957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6.526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7">e2c</text:span><text:span text:style-name="T6">-</text:span><text:span text:style-name="T10">1</text:span><text:span text:style-name="T6">]</text:span></text:p>
          </draw:text-box>
        </draw:frame>
        <draw:frame draw:style-name="gr6" draw:text-style-name="P7" draw:layer="layout" svg:width="4.185cm" svg:height="0.416cm" svg:x="3.429cm" svg:y="7.665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12.11cm" svg:height="0.416cm" svg:x="2.54cm" svg:y="8.804cm">
          <draw:text-box>
            <text:p text:style-name="P3"><text:span text:style-name="T4">def</text:span><text:span text:style-name="T5"> decrypt_Column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9.374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2.643cm" svg:height="0.416cm" svg:x="3.429cm" svg:y="9.943cm">
          <draw:text-box>
            <text:p text:style-name="P3"><text:span text:style-name="T8">if</text:span><text:span text:style-name="T7"> e1r</text:span><text:span text:style-name="T6"> ==</text:span><text:span text:style-name="T10"> 0</text:span><text:span text:style-name="T6">:</text:span></text:p>
          </draw:text-box>
        </draw:frame>
        <draw:frame draw:style-name="gr6" draw:text-style-name="P7" draw:layer="layout" svg:width="5.724cm" svg:height="0.416cm" svg:x="4.318cm" svg:y="10.512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10">4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1.103cm" svg:height="0.416cm" svg:x="3.429cm" svg:y="11.082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11.651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-</text:span><text:span text:style-name="T10">1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2.204cm" svg:height="0.416cm" svg:x="3.429cm" svg:y="12.79cm">
          <draw:text-box>
            <text:p text:style-name="P3"><text:span text:style-name="T9">char2</text:span><text:span text:style-name="T6"> = ''</text:span></text:p>
          </draw:text-box>
        </draw:frame>
        <draw:frame draw:style-name="gr6" draw:text-style-name="P7" draw:layer="layout" svg:width="2.643cm" svg:height="0.416cm" svg:x="3.429cm" svg:y="13.36cm">
          <draw:text-box>
            <text:p text:style-name="P3"><text:span text:style-name="T8">if</text:span><text:span text:style-name="T7"> e2r</text:span><text:span text:style-name="T6"> ==</text:span><text:span text:style-name="T10"> 0</text:span><text:span text:style-name="T6">:</text:span></text:p>
          </draw:text-box>
        </draw:frame>
        <draw:frame draw:style-name="gr6" draw:text-style-name="P7" draw:layer="layout" svg:width="5.724cm" svg:height="0.416cm" svg:x="4.318cm" svg:y="13.929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10">4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1.103cm" svg:height="0.416cm" svg:x="3.429cm" svg:y="14.499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6.604cm" svg:height="0.416cm" svg:x="4.318cm" svg:y="15.068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-</text:span><text:span text:style-name="T10">1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4.185cm" svg:height="0.416cm" svg:x="3.429cm" svg:y="16.207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12.77cm" svg:height="0.416cm" svg:x="2.54cm" svg:y="17.346cm">
          <draw:text-box>
            <text:p text:style-name="P3"><text:span text:style-name="T4">def</text:span><text:span text:style-name="T5"> decrypt_RectangleRule</text:span><text:span text:style-name="T6">(</text:span><text:span text:style-name="T7">key_matrix</text:span><text:span text:style-name="T6">,</text:span><text:span text:style-name="T7"> e1r</text:span><text:span text:style-name="T6">,</text:span><text:span text:style-name="T7"> e1c</text:span><text:span text:style-name="T6">,</text:span><text:span text:style-name="T7"> e2r</text:span><text:span text:style-name="T6">,</text:span><text:span text:style-name="T7"> e2c</text:span><text:span text:style-name="T6">):</text:span></text:p>
          </draw:text-box>
        </draw:frame>
        <draw:frame draw:style-name="gr6" draw:text-style-name="P7" draw:layer="layout" svg:width="2.204cm" svg:height="0.416cm" svg:x="3.429cm" svg:y="17.916cm">
          <draw:text-box>
            <text:p text:style-name="P3"><text:span text:style-name="T9">char1</text:span><text:span text:style-name="T6"> = ''</text:span></text:p>
          </draw:text-box>
        </draw:frame>
        <draw:frame draw:style-name="gr6" draw:text-style-name="P7" draw:layer="layout" svg:width="6.164cm" svg:height="0.416cm" svg:x="3.429cm" svg:y="18.485cm">
          <draw:text-box>
            <text:p text:style-name="P3"><text:span text:style-name="T9">char1</text:span><text:span text:style-name="T6"> =</text:span><text:span text:style-name="T7"> key_matrix</text:span><text:span text:style-name="T6">[</text:span><text:span text:style-name="T7">e1r</text:span><text:span text:style-name="T6">][</text:span><text:span text:style-name="T7">e2c</text:span><text:span text:style-name="T6">]</text:span></text:p>
          </draw:text-box>
        </draw:frame>
        <draw:frame draw:style-name="gr6" draw:text-style-name="P7" draw:layer="layout" svg:width="1.984cm" svg:height="0.416cm" svg:x="3.429cm" svg:y="19.624cm">
          <draw:text-box>
            <text:p text:style-name="P3"><text:span text:style-name="T9">char</text:span><text:span text:style-name="T6"> = ''</text:span></text:p>
          </draw:text-box>
        </draw:frame>
        <draw:frame draw:style-name="gr6" draw:text-style-name="P7" draw:layer="layout" svg:width="6.164cm" svg:height="0.416cm" svg:x="3.429cm" svg:y="20.194cm">
          <draw:text-box>
            <text:p text:style-name="P3"><text:span text:style-name="T9">char2</text:span><text:span text:style-name="T6"> =</text:span><text:span text:style-name="T7"> key_matrix</text:span><text:span text:style-name="T6">[</text:span><text:span text:style-name="T7">e2r</text:span><text:span text:style-name="T6">][</text:span><text:span text:style-name="T7">e1c</text:span><text:span text:style-name="T6">]</text:span></text:p>
          </draw:text-box>
        </draw:frame>
        <draw:frame draw:style-name="gr6" draw:text-style-name="P7" draw:layer="layout" svg:width="4.185cm" svg:height="0.416cm" svg:x="3.429cm" svg:y="21.332cm">
          <draw:text-box>
            <text:p text:style-name="P3"><text:span text:style-name="T8">return</text:span><text:span text:style-name="T9"> char1</text:span><text:span text:style-name="T6">,</text:span><text:span text:style-name="T9"> char2</text:span></text:p>
          </draw:text-box>
        </draw:frame>
        <draw:frame draw:style-name="gr6" draw:text-style-name="P7" draw:layer="layout" svg:width="9.026cm" svg:height="0.416cm" svg:x="2.54cm" svg:y="22.471cm">
          <draw:text-box>
            <text:p text:style-name="P3"><text:span text:style-name="T4">def</text:span><text:span text:style-name="T5"> decryption</text:span><text:span text:style-name="T6">(</text:span><text:span text:style-name="T7">key_matrix</text:span><text:span text:style-name="T6">,</text:span><text:span text:style-name="T7"> message_list</text:span><text:span text:style-name="T6">):</text:span></text:p>
          </draw:text-box>
        </draw:frame>
        <draw:frame draw:style-name="gr6" draw:text-style-name="P7" draw:layer="layout" svg:width="4.625cm" svg:height="0.416cm" svg:x="3.429cm" svg:y="23.041cm">
          <draw:text-box>
            <text:p text:style-name="P3"><text:span text:style-name="T9">cipher_text_list</text:span><text:span text:style-name="T6"> = []</text:span></text:p>
          </draw:text-box>
        </draw:frame>
        <draw:frame draw:style-name="gr6" draw:text-style-name="P7" draw:layer="layout" svg:width="8.146cm" svg:height="0.416cm" svg:x="3.429cm" svg:y="23.61cm">
          <draw:text-box>
            <text:p text:style-name="P3"><text:span text:style-name="T8">for</text:span><text:span text:style-name="T9"> i</text:span><text:span text:style-name="T8"> in</text:span><text:span text:style-name="T11"> range</text:span><text:span text:style-name="T6">(</text:span><text:span text:style-name="T10">0</text:span><text:span text:style-name="T6">,</text:span><text:span text:style-name="T5"> len</text:span><text:span text:style-name="T6">(</text:span><text:span text:style-name="T7">message_list</text:span><text:span text:style-name="T6">)):</text:span></text:p>
          </draw:text-box>
        </draw:frame>
        <draw:frame draw:style-name="gr6" draw:text-style-name="P7" draw:layer="layout" svg:width="1.322cm" svg:height="0.416cm" svg:x="4.318cm" svg:y="24.18cm">
          <draw:text-box>
            <text:p text:style-name="P3"><text:span text:style-name="T9">c1</text:span><text:span text:style-name="T6"> =</text:span><text:span text:style-name="T10"> 0</text:span></text:p>
          </draw:text-box>
        </draw:frame>
        <draw:frame draw:style-name="gr6" draw:text-style-name="P7" draw:layer="layout" svg:width="1.322cm" svg:height="0.416cm" svg:x="4.318cm" svg:y="24.749cm">
          <draw:text-box>
            <text:p text:style-name="P3"><text:span text:style-name="T9">c2</text:span><text:span text:style-name="T6"> =</text:span><text:span text:style-name="T10"> 0</text:span></text:p>
          </draw:text-box>
        </draw:frame>
        <draw:frame draw:style-name="gr6" draw:text-style-name="P7" draw:layer="layout" svg:width="9.687cm" svg:height="0.416cm" svg:x="4.318cm" svg:y="25.319cm">
          <draw:text-box>
            <text:p text:style-name="P3"><text:span text:style-name="T9">ele1_x</text:span><text:span text:style-name="T6">,</text:span><text:span text:style-name="T9"> ele1_y</text:span><text:span text:style-name="T6"> =</text:span><text:span text:style-name="T5"> matrix_Position</text:span><text:span text:style-name="T6">(</text:span><text:span text:style-name="T7">key_matrix</text:span><text:span text:style-name="T6">,</text:span></text:p>
          </draw:text-box>
        </draw:frame>
        <draw:frame draw:style-name="gr6" draw:text-style-name="P7" draw:layer="layout" svg:width="4.184cm" svg:height="0.416cm" svg:x="2.54cm" svg:y="25.888cm">
          <draw:text-box>
            <text:p text:style-name="P3"><text:span text:style-name="T7">message_list</text:span><text:span text:style-name="T6">[</text:span><text:span text:style-name="T9">i</text:span><text:span text:style-name="T6">][</text:span><text:span text:style-name="T10">0</text:span><text:span text:style-name="T6">])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polygon draw:style-name="gr2" draw:text-style-name="P2" draw:layer="layout" svg:width="15.945cm" svg:height="0.599cm" svg:x="2.54cm" svg:y="17.921cm" svg:viewBox="0 0 15946 600" draw:points="0,0 15946,0 15946,600 0,600">
          <text:p/>
        </draw:polygon>
        <draw:polygon draw:style-name="gr2" draw:text-style-name="P2" draw:layer="layout" svg:width="15.945cm" svg:height="0.6cm" svg:x="2.54cm" svg:y="18.485cm" svg:viewBox="0 0 15946 601" draw:points="0,0 15946,0 15946,601 0,601">
          <text:p/>
        </draw:polygon>
        <draw:polygon draw:style-name="gr2" draw:text-style-name="P2" draw:layer="layout" svg:width="15.945cm" svg:height="0.599cm" svg:x="2.54cm" svg:y="19.05cm" svg:viewBox="0 0 15946 600" draw:points="0,0 15946,0 15946,600 0,600">
          <text:p/>
        </draw:polygon>
        <draw:polygon draw:style-name="gr2" draw:text-style-name="P2" draw:layer="layout" svg:width="15.945cm" svg:height="0.6cm" svg:x="2.54cm" svg:y="19.614cm" svg:viewBox="0 0 15946 601" draw:points="0,0 15946,0 15946,601 0,601">
          <text:p/>
        </draw:polygon>
        <draw:polygon draw:style-name="gr2" draw:text-style-name="P2" draw:layer="layout" svg:width="15.945cm" svg:height="0.6cm" svg:x="2.54cm" svg:y="20.178cm" svg:viewBox="0 0 15946 601" draw:points="0,0 15946,0 15946,601 0,601">
          <text:p/>
        </draw:polygon>
        <draw:polygon draw:style-name="gr2" draw:text-style-name="P2" draw:layer="layout" svg:width="15.945cm" svg:height="0.6cm" svg:x="2.54cm" svg:y="20.778cm" svg:viewBox="0 0 15946 601" draw:points="0,0 15946,0 15946,601 0,601">
          <text:p/>
        </draw:polygon>
        <draw:polygon draw:style-name="gr2" draw:text-style-name="P2" draw:layer="layout" svg:width="15.945cm" svg:height="0.599cm" svg:x="2.54cm" svg:y="21.343cm" svg:viewBox="0 0 15946 600" draw:points="0,0 15946,0 15946,600 0,600">
          <text:p/>
        </draw:polygon>
        <draw:polygon draw:style-name="gr2" draw:text-style-name="P2" draw:layer="layout" svg:width="15.945cm" svg:height="0.6cm" svg:x="2.54cm" svg:y="21.907cm" svg:viewBox="0 0 15946 601" draw:points="0,0 15946,0 15946,601 0,601">
          <text:p/>
        </draw:polygon>
        <draw:polygon draw:style-name="gr2" draw:text-style-name="P2" draw:layer="layout" svg:width="15.945cm" svg:height="0.6cm" svg:x="2.54cm" svg:y="22.471cm" svg:viewBox="0 0 15946 601" draw:points="0,0 15946,0 15946,601 0,601">
          <text:p/>
        </draw:polygon>
        <draw:polygon draw:style-name="gr2" draw:text-style-name="P2" draw:layer="layout" svg:width="15.945cm" svg:height="0.6cm" svg:x="2.54cm" svg:y="23.036cm" svg:viewBox="0 0 15946 601" draw:points="0,0 15946,0 15946,601 0,601">
          <text:p/>
        </draw:polygon>
        <draw:polygon draw:style-name="gr2" draw:text-style-name="P2" draw:layer="layout" svg:width="15.945cm" svg:height="0.6cm" svg:x="2.54cm" svg:y="23.6cm" svg:viewBox="0 0 15946 601" draw:points="0,0 15946,0 15946,601 0,601">
          <text:p/>
        </draw:polygon>
        <draw:polygon draw:style-name="gr2" draw:text-style-name="P2" draw:layer="layout" svg:width="15.945cm" svg:height="0.6cm" svg:x="2.54cm" svg:y="24.165cm" svg:viewBox="0 0 15946 601" draw:points="0,0 15946,0 15946,601 0,601">
          <text:p/>
        </draw:polygon>
        <draw:polygon draw:style-name="gr2" draw:text-style-name="P2" draw:layer="layout" svg:width="15.945cm" svg:height="0.599cm" svg:x="2.54cm" svg:y="24.765cm" svg:viewBox="0 0 15946 600" draw:points="0,0 15946,0 15946,600 0,600">
          <text:p/>
        </draw:polygon>
        <draw:polygon draw:style-name="gr2" draw:text-style-name="P2" draw:layer="layout" svg:width="15.945cm" svg:height="0.6cm" svg:x="2.54cm" svg:y="25.329cm" svg:viewBox="0 0 15946 601" draw:points="0,0 15946,0 15946,601 0,601">
          <text:p/>
        </draw:polygon>
        <draw:polygon draw:style-name="gr2" draw:text-style-name="P2" draw:layer="layout" svg:width="15.945cm" svg:height="0.6cm" svg:x="2.54cm" svg:y="25.893cm" svg:viewBox="0 0 15946 601" draw:points="0,0 15946,0 15946,601 0,601">
          <text:p/>
        </draw:polygon>
        <draw:polygon draw:style-name="gr2" draw:text-style-name="P2" draw:layer="layout" svg:width="15.945cm" svg:height="0.6cm" svg:x="2.54cm" svg:y="26.458cm" svg:viewBox="0 0 15946 601" draw:points="0,0 15946,0 15946,601 0,601">
          <text:p/>
        </draw:polygon>
        <draw:frame draw:style-name="gr6" draw:text-style-name="P7" draw:layer="layout" svg:width="9.687cm" svg:height="0.416cm" svg:x="4.318cm" svg:y="2.54cm">
          <draw:text-box>
            <text:p text:style-name="P3"><text:span text:style-name="T9">ele2_x</text:span><text:span text:style-name="T6">,</text:span><text:span text:style-name="T9"> ele2_y</text:span><text:span text:style-name="T6"> =</text:span><text:span text:style-name="T5"> matrix_Position</text:span><text:span text:style-name="T6">(</text:span><text:span text:style-name="T7">key_matrix</text:span><text:span text:style-name="T6">,</text:span></text:p>
          </draw:text-box>
        </draw:frame>
        <draw:frame draw:style-name="gr6" draw:text-style-name="P7" draw:layer="layout" svg:width="4.184cm" svg:height="0.416cm" svg:x="2.54cm" svg:y="3.109cm">
          <draw:text-box>
            <text:p text:style-name="P3"><text:span text:style-name="T7">message_list</text:span><text:span text:style-name="T6">[</text:span><text:span text:style-name="T9">i</text:span><text:span text:style-name="T6">][</text:span><text:span text:style-name="T10">1</text:span><text:span text:style-name="T6">])</text:span></text:p>
          </draw:text-box>
        </draw:frame>
        <draw:frame draw:style-name="gr6" draw:text-style-name="P7" draw:layer="layout" svg:width="4.404cm" svg:height="0.416cm" svg:x="4.318cm" svg:y="4.248cm">
          <draw:text-box>
            <text:p text:style-name="P3"><text:span text:style-name="T8">if</text:span><text:span text:style-name="T9"> ele1_x</text:span><text:span text:style-name="T6"> ==</text:span><text:span text:style-name="T9"> ele2_x</text:span><text:span text:style-name="T6">:</text:span></text:p>
          </draw:text-box>
        </draw:frame>
        <draw:frame draw:style-name="gr6" draw:text-style-name="P7" draw:layer="layout" svg:width="11.447cm" svg:height="0.416cm" svg:x="5.207cm" svg:y="4.818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decrypt_Row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5.387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4.845cm" svg:height="0.416cm" svg:x="4.318cm" svg:y="5.957cm">
          <draw:text-box>
            <text:p text:style-name="P3"><text:span text:style-name="T8">elif</text:span><text:span text:style-name="T9"> ele1_y</text:span><text:span text:style-name="T6"> ==</text:span><text:span text:style-name="T9"> ele2_y</text:span><text:span text:style-name="T6">:</text:span></text:p>
          </draw:text-box>
        </draw:frame>
        <draw:frame draw:style-name="gr6" draw:text-style-name="P7" draw:layer="layout" svg:width="12.108cm" svg:height="0.416cm" svg:x="5.207cm" svg:y="6.526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decrypt_Column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7.096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1.103cm" svg:height="0.416cm" svg:x="4.318cm" svg:y="7.665cm">
          <draw:text-box>
            <text:p text:style-name="P3"><text:span text:style-name="T8">else</text:span><text:span text:style-name="T6">:</text:span></text:p>
          </draw:text-box>
        </draw:frame>
        <draw:frame draw:style-name="gr6" draw:text-style-name="P7" draw:layer="layout" svg:width="12.768cm" svg:height="0.416cm" svg:x="5.207cm" svg:y="8.235cm">
          <draw:text-box>
            <text:p text:style-name="P3"><text:span text:style-name="T9">c1</text:span><text:span text:style-name="T6">,</text:span><text:span text:style-name="T9"> c2</text:span><text:span text:style-name="T6"> =</text:span><text:span text:style-name="T5"> decrypt_RectangleRule</text:span><text:span text:style-name="T6">(</text:span><text:span text:style-name="T7">key_matrix</text:span><text:span text:style-name="T6">,</text:span><text:span text:style-name="T9"> ele1_x</text:span><text:span text:style-name="T6">,</text:span><text:span text:style-name="T9"> ele1_y</text:span><text:span text:style-name="T6">,</text:span></text:p>
          </draw:text-box>
        </draw:frame>
        <draw:frame draw:style-name="gr6" draw:text-style-name="P7" draw:layer="layout" svg:width="3.304cm" svg:height="0.416cm" svg:x="2.54cm" svg:y="8.804cm">
          <draw:text-box>
            <text:p text:style-name="P3"><text:span text:style-name="T9">ele2_x</text:span><text:span text:style-name="T6">,</text:span><text:span text:style-name="T9"> ele2_y</text:span><text:span text:style-name="T6">)</text:span></text:p>
          </draw:text-box>
        </draw:frame>
        <draw:frame draw:style-name="gr6" draw:text-style-name="P7" draw:layer="layout" svg:width="3.523cm" svg:height="0.416cm" svg:x="4.318cm" svg:y="9.943cm">
          <draw:text-box>
            <text:p text:style-name="P3"><text:span text:style-name="T9">cipher</text:span><text:span text:style-name="T6"> =</text:span><text:span text:style-name="T9"> c1</text:span><text:span text:style-name="T6"> +</text:span><text:span text:style-name="T9"> c2</text:span></text:p>
          </draw:text-box>
        </draw:frame>
        <draw:frame draw:style-name="gr6" draw:text-style-name="P7" draw:layer="layout" svg:width="6.826cm" svg:height="0.416cm" svg:x="4.318cm" svg:y="10.512cm">
          <draw:text-box>
            <text:p text:style-name="P3"><text:span text:style-name="T9">cipher_text_list</text:span><text:span text:style-name="T6">.</text:span><text:span text:style-name="T5">append</text:span><text:span text:style-name="T6">(</text:span><text:span text:style-name="T9">cipher</text:span><text:span text:style-name="T6">)</text:span></text:p>
          </draw:text-box>
        </draw:frame>
        <draw:frame draw:style-name="gr6" draw:text-style-name="P7" draw:layer="layout" svg:width="5.065cm" svg:height="0.416cm" svg:x="3.429cm" svg:y="11.082cm">
          <draw:text-box>
            <text:p text:style-name="P3"><text:span text:style-name="T8">return</text:span><text:span text:style-name="T9"> cipher_text_list</text:span></text:p>
          </draw:text-box>
        </draw:frame>
        <draw:frame draw:style-name="gr6" draw:text-style-name="P7" draw:layer="layout" svg:width="4.844cm" svg:height="0.416cm" svg:x="2.54cm" svg:y="12.221cm">
          <draw:text-box>
            <text:p text:style-name="P3"><text:span text:style-name="T4">def</text:span><text:span text:style-name="T5"> encrypt_process</text:span><text:span text:style-name="T6">():</text:span></text:p>
          </draw:text-box>
        </draw:frame>
        <draw:frame draw:style-name="gr6" draw:text-style-name="P7" draw:layer="layout" svg:width="10.787cm" svg:height="0.416cm" svg:x="3.429cm" svg:y="12.79cm">
          <draw:text-box>
            <text:p text:style-name="P3"><text:span text:style-name="T9">plain_text</text:span><text:span text:style-name="T6"> =</text:span><text:span text:style-name="T5"> input</text:span><text:span text:style-name="T6">("</text:span><text:span text:style-name="T12">Please enter your message:</text:span><text:span text:style-name="T6"> ")</text:span></text:p>
          </draw:text-box>
        </draw:frame>
        <draw:frame draw:style-name="gr6" draw:text-style-name="P7" draw:layer="layout" svg:width="7.045cm" svg:height="0.416cm" svg:x="3.429cm" svg:y="13.36cm">
          <draw:text-box>
            <text:p text:style-name="P3"><text:span text:style-name="T9">plain_text</text:span><text:span text:style-name="T6"> =</text:span><text:span text:style-name="T5"> message</text:span><text:span text:style-name="T6">(</text:span><text:span text:style-name="T9">plain_text</text:span><text:span text:style-name="T6">)</text:span></text:p>
          </draw:text-box>
        </draw:frame>
        <draw:frame draw:style-name="gr6" draw:text-style-name="P7" draw:layer="layout" svg:width="10.347cm" svg:height="0.416cm" svg:x="3.429cm" svg:y="13.929cm">
          <draw:text-box>
            <text:p text:style-name="P3"><text:span text:style-name="T9">plain_text_list</text:span><text:span text:style-name="T6"> =</text:span><text:span text:style-name="T5"> diagraph</text:span><text:span text:style-name="T6">(</text:span><text:span text:style-name="T5">fillers</text:span><text:span text:style-name="T6">(</text:span><text:span text:style-name="T9">plain_text</text:span><text:span text:style-name="T6">))</text:span></text:p>
          </draw:text-box>
        </draw:frame>
        <draw:frame draw:style-name="gr6" draw:text-style-name="P7" draw:layer="layout" svg:width="7.266cm" svg:height="0.416cm" svg:x="3.429cm" svg:y="14.499cm">
          <draw:text-box>
            <text:p text:style-name="P3"><text:span text:style-name="T8">if</text:span><text:span text:style-name="T5"> len</text:span><text:span text:style-name="T6">(</text:span><text:span text:style-name="T9">plain_text_list</text:span><text:span text:style-name="T6">[-</text:span><text:span text:style-name="T10">1</text:span><text:span text:style-name="T6">]) !=</text:span><text:span text:style-name="T10"> 2</text:span><text:span text:style-name="T6">:</text:span></text:p>
          </draw:text-box>
        </draw:frame>
        <draw:frame draw:style-name="gr6" draw:text-style-name="P7" draw:layer="layout" svg:width="10.347cm" svg:height="0.416cm" svg:x="4.318cm" svg:y="15.068cm">
          <draw:text-box>
            <text:p text:style-name="P3"><text:span text:style-name="T9">plain_text_list</text:span><text:span text:style-name="T6">[-</text:span><text:span text:style-name="T10">1</text:span><text:span text:style-name="T6">] =</text:span><text:span text:style-name="T9"> plain_text_list</text:span><text:span text:style-name="T6">[-</text:span><text:span text:style-name="T10">1</text:span><text:span text:style-name="T6">] + '</text:span><text:span text:style-name="T12">z</text:span><text:span text:style-name="T6">'</text:span></text:p>
          </draw:text-box>
        </draw:frame>
        <draw:frame draw:style-name="gr6" draw:text-style-name="P7" draw:layer="layout" svg:width="8.366cm" svg:height="0.416cm" svg:x="3.429cm" svg:y="16.207cm">
          <draw:text-box>
            <text:p text:style-name="P3"><text:span text:style-name="T9">key</text:span><text:span text:style-name="T6"> =</text:span><text:span text:style-name="T5"> input</text:span><text:span text:style-name="T6">("</text:span><text:span text:style-name="T12">Please enter your key:</text:span><text:span text:style-name="T6"> ")</text:span></text:p>
          </draw:text-box>
        </draw:frame>
        <draw:frame draw:style-name="gr6" draw:text-style-name="P7" draw:layer="layout" svg:width="3.963cm" svg:height="0.416cm" svg:x="3.429cm" svg:y="16.777cm">
          <draw:text-box>
            <text:p text:style-name="P3"><text:span text:style-name="T9">key</text:span><text:span text:style-name="T6"> =</text:span><text:span text:style-name="T5"> message</text:span><text:span text:style-name="T6">(</text:span><text:span text:style-name="T9">key</text:span><text:span text:style-name="T6">)</text:span></text:p>
          </draw:text-box>
        </draw:frame>
        <draw:frame draw:style-name="gr6" draw:text-style-name="P7" draw:layer="layout" svg:width="7.265cm" svg:height="0.416cm" svg:x="3.429cm" svg:y="17.916cm">
          <draw:text-box>
            <text:p text:style-name="P3"><text:span text:style-name="T9">key_matrix</text:span><text:span text:style-name="T6"> =</text:span><text:span text:style-name="T5"> keyTable</text:span><text:span text:style-name="T6">(</text:span><text:span text:style-name="T9">key</text:span><text:span text:style-name="T6">,</text:span><text:span text:style-name="T9"> alpha</text:span><text:span text:style-name="T6">)</text:span></text:p>
          </draw:text-box>
        </draw:frame>
        <draw:frame draw:style-name="gr6" draw:text-style-name="P7" draw:layer="layout" svg:width="7.045cm" svg:height="0.416cm" svg:x="3.429cm" svg:y="19.055cm">
          <draw:text-box>
            <text:p text:style-name="P3"><text:span text:style-name="T5">print</text:span><text:span text:style-name="T6">("</text:span><text:span text:style-name="T12">Plain Text:</text:span><text:span text:style-name="T6">",</text:span><text:span text:style-name="T9"> plain_text</text:span><text:span text:style-name="T6">)</text:span></text:p>
          </draw:text-box>
        </draw:frame>
        <draw:frame draw:style-name="gr6" draw:text-style-name="P7" draw:layer="layout" svg:width="11.447cm" svg:height="0.416cm" svg:x="3.429cm" svg:y="19.624cm">
          <draw:text-box>
            <text:p text:style-name="P3"><text:span text:style-name="T9">CipherList</text:span><text:span text:style-name="T6"> =</text:span><text:span text:style-name="T5"> encryption</text:span><text:span text:style-name="T6">(</text:span><text:span text:style-name="T9">key_matrix</text:span><text:span text:style-name="T6">,</text:span><text:span text:style-name="T9"> plain_text_list</text:span><text:span text:style-name="T6">)</text:span></text:p>
          </draw:text-box>
        </draw:frame>
        <draw:frame draw:style-name="gr6" draw:text-style-name="P7" draw:layer="layout" svg:width="3.304cm" svg:height="0.416cm" svg:x="3.429cm" svg:y="20.763cm">
          <draw:text-box>
            <text:p text:style-name="P3"><text:span text:style-name="T9">CipherText</text:span><text:span text:style-name="T6"> = ""</text:span></text:p>
          </draw:text-box>
        </draw:frame>
        <draw:frame draw:style-name="gr6" draw:text-style-name="P7" draw:layer="layout" svg:width="4.403cm" svg:height="0.416cm" svg:x="3.429cm" svg:y="21.902cm">
          <draw:text-box>
            <text:p text:style-name="P3"><text:span text:style-name="T8">for</text:span><text:span text:style-name="T9"> i</text:span><text:span text:style-name="T8"> in</text:span><text:span text:style-name="T9"> CipherList</text:span><text:span text:style-name="T6">:</text:span></text:p>
          </draw:text-box>
        </draw:frame>
        <draw:frame draw:style-name="gr6" draw:text-style-name="P7" draw:layer="layout" svg:width="3.303cm" svg:height="0.416cm" svg:x="4.318cm" svg:y="22.471cm">
          <draw:text-box>
            <text:p text:style-name="P3"><text:span text:style-name="T9">CipherText</text:span><text:span text:style-name="T6"> +=</text:span><text:span text:style-name="T9"> i</text:span></text:p>
          </draw:text-box>
        </draw:frame>
        <draw:frame draw:style-name="gr6" draw:text-style-name="P7" draw:layer="layout" svg:width="7.045cm" svg:height="0.416cm" svg:x="3.429cm" svg:y="23.041cm">
          <draw:text-box>
            <text:p text:style-name="P3"><text:span text:style-name="T5">print</text:span><text:span text:style-name="T6">("</text:span><text:span text:style-name="T12">CipherText:</text:span><text:span text:style-name="T6">",</text:span><text:span text:style-name="T9"> CipherText</text:span><text:span text:style-name="T6">)</text:span></text:p>
          </draw:text-box>
        </draw:frame>
        <draw:frame draw:style-name="gr6" draw:text-style-name="P7" draw:layer="layout" svg:width="4.844cm" svg:height="0.416cm" svg:x="2.54cm" svg:y="24.18cm">
          <draw:text-box>
            <text:p text:style-name="P3"><text:span text:style-name="T4">def</text:span><text:span text:style-name="T5"> decrypt_process</text:span><text:span text:style-name="T6">():</text:span></text:p>
          </draw:text-box>
        </draw:frame>
        <draw:frame draw:style-name="gr6" draw:text-style-name="P7" draw:layer="layout" svg:width="11.007cm" svg:height="0.416cm" svg:x="3.429cm" svg:y="24.749cm">
          <draw:text-box>
            <text:p text:style-name="P3"><text:span text:style-name="T9">cipher_text</text:span><text:span text:style-name="T6"> =</text:span><text:span text:style-name="T5"> input</text:span><text:span text:style-name="T6">("</text:span><text:span text:style-name="T12">Please enter your message:</text:span><text:span text:style-name="T6"> ")</text:span></text:p>
          </draw:text-box>
        </draw:frame>
        <draw:frame draw:style-name="gr6" draw:text-style-name="P7" draw:layer="layout" svg:width="7.485cm" svg:height="0.416cm" svg:x="3.429cm" svg:y="25.319cm">
          <draw:text-box>
            <text:p text:style-name="P3"><text:span text:style-name="T9">cipher_text</text:span><text:span text:style-name="T6"> =</text:span><text:span text:style-name="T5"> message</text:span><text:span text:style-name="T6">(</text:span><text:span text:style-name="T9">cipher_text</text:span><text:span text:style-name="T6">)</text:span></text:p>
          </draw:text-box>
        </draw:frame>
        <draw:frame draw:style-name="gr6" draw:text-style-name="P7" draw:layer="layout" svg:width="10.787cm" svg:height="0.416cm" svg:x="3.429cm" svg:y="25.888cm">
          <draw:text-box>
            <text:p text:style-name="P3"><text:span text:style-name="T9">cipher_text_list</text:span><text:span text:style-name="T6"> =</text:span><text:span text:style-name="T5"> diagraph</text:span><text:span text:style-name="T6">(</text:span><text:span text:style-name="T5">fillers</text:span><text:span text:style-name="T6">(</text:span><text:span text:style-name="T9">cipher_text</text:span><text:span text:style-name="T6">))</text:span></text:p>
          </draw:text-box>
        </draw:frame>
        <draw:frame draw:style-name="gr6" draw:text-style-name="P7" draw:layer="layout" svg:width="7.486cm" svg:height="0.416cm" svg:x="3.429cm" svg:y="26.458cm">
          <draw:text-box>
            <text:p text:style-name="P3"><text:span text:style-name="T8">if</text:span><text:span text:style-name="T5"> len</text:span><text:span text:style-name="T6">(</text:span><text:span text:style-name="T9">cipher_text_list</text:span><text:span text:style-name="T6">[-</text:span><text:span text:style-name="T10">1</text:span><text:span text:style-name="T6">]) !=</text:span><text:span text:style-name="T10"> 2</text:span><text:span text:style-name="T6">: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99cm" svg:x="2.54cm" svg:y="2.54cm" svg:viewBox="0 0 15946 600" draw:points="0,0 15946,0 15946,600 0,600">
          <text:p/>
        </draw:polygon>
        <draw:polygon draw:style-name="gr2" draw:text-style-name="P2" draw:layer="layout" svg:width="15.945cm" svg:height="0.6cm" svg:x="2.54cm" svg:y="3.104cm" svg:viewBox="0 0 15946 601" draw:points="0,0 15946,0 15946,601 0,601">
          <text:p/>
        </draw:polygon>
        <draw:polygon draw:style-name="gr2" draw:text-style-name="P2" draw:layer="layout" svg:width="15.945cm" svg:height="0.6cm" svg:x="2.54cm" svg:y="3.668cm" svg:viewBox="0 0 15946 601" draw:points="0,0 15946,0 15946,601 0,601">
          <text:p/>
        </draw:polygon>
        <draw:polygon draw:style-name="gr2" draw:text-style-name="P2" draw:layer="layout" svg:width="15.945cm" svg:height="0.6cm" svg:x="2.54cm" svg:y="4.233cm" svg:viewBox="0 0 15946 601" draw:points="0,0 15946,0 15946,601 0,601">
          <text:p/>
        </draw:polygon>
        <draw:polygon draw:style-name="gr2" draw:text-style-name="P2" draw:layer="layout" svg:width="15.945cm" svg:height="0.599cm" svg:x="2.54cm" svg:y="4.833cm" svg:viewBox="0 0 15946 600" draw:points="0,0 15946,0 15946,600 0,600">
          <text:p/>
        </draw:polygon>
        <draw:polygon draw:style-name="gr2" draw:text-style-name="P2" draw:layer="layout" svg:width="15.945cm" svg:height="0.6cm" svg:x="2.54cm" svg:y="5.397cm" svg:viewBox="0 0 15946 601" draw:points="0,0 15946,0 15946,601 0,601">
          <text:p/>
        </draw:polygon>
        <draw:polygon draw:style-name="gr2" draw:text-style-name="P2" draw:layer="layout" svg:width="15.945cm" svg:height="0.6cm" svg:x="2.54cm" svg:y="5.961cm" svg:viewBox="0 0 15946 601" draw:points="0,0 15946,0 15946,601 0,601">
          <text:p/>
        </draw:polygon>
        <draw:polygon draw:style-name="gr2" draw:text-style-name="P2" draw:layer="layout" svg:width="15.945cm" svg:height="0.6cm" svg:x="2.54cm" svg:y="6.526cm" svg:viewBox="0 0 15946 601" draw:points="0,0 15946,0 15946,601 0,601">
          <text:p/>
        </draw:polygon>
        <draw:polygon draw:style-name="gr2" draw:text-style-name="P2" draw:layer="layout" svg:width="15.945cm" svg:height="0.6cm" svg:x="2.54cm" svg:y="7.09cm" svg:viewBox="0 0 15946 601" draw:points="0,0 15946,0 15946,601 0,601">
          <text:p/>
        </draw:polygon>
        <draw:polygon draw:style-name="gr2" draw:text-style-name="P2" draw:layer="layout" svg:width="15.945cm" svg:height="0.599cm" svg:x="2.54cm" svg:y="7.655cm" svg:viewBox="0 0 15946 600" draw:points="0,0 15946,0 15946,600 0,600">
          <text:p/>
        </draw:polygon>
        <draw:polygon draw:style-name="gr2" draw:text-style-name="P2" draw:layer="layout" svg:width="15.945cm" svg:height="0.6cm" svg:x="2.54cm" svg:y="8.219cm" svg:viewBox="0 0 15946 601" draw:points="0,0 15946,0 15946,601 0,601">
          <text:p/>
        </draw:polygon>
        <draw:polygon draw:style-name="gr2" draw:text-style-name="P2" draw:layer="layout" svg:width="15.945cm" svg:height="0.6cm" svg:x="2.54cm" svg:y="8.819cm" svg:viewBox="0 0 15946 601" draw:points="0,0 15946,0 15946,601 0,601">
          <text:p/>
        </draw:polygon>
        <draw:polygon draw:style-name="gr2" draw:text-style-name="P2" draw:layer="layout" svg:width="15.945cm" svg:height="0.6cm" svg:x="2.54cm" svg:y="9.383cm" svg:viewBox="0 0 15946 601" draw:points="0,0 15946,0 15946,601 0,601">
          <text:p/>
        </draw:polygon>
        <draw:polygon draw:style-name="gr2" draw:text-style-name="P2" draw:layer="layout" svg:width="15.945cm" svg:height="0.6cm" svg:x="2.54cm" svg:y="9.948cm" svg:viewBox="0 0 15946 601" draw:points="0,0 15946,0 15946,601 0,601">
          <text:p/>
        </draw:polygon>
        <draw:polygon draw:style-name="gr2" draw:text-style-name="P2" draw:layer="layout" svg:width="15.945cm" svg:height="0.6cm" svg:x="2.54cm" svg:y="10.512cm" svg:viewBox="0 0 15946 601" draw:points="0,0 15946,0 15946,601 0,601">
          <text:p/>
        </draw:polygon>
        <draw:polygon draw:style-name="gr2" draw:text-style-name="P2" draw:layer="layout" svg:width="15.945cm" svg:height="0.599cm" svg:x="2.54cm" svg:y="11.077cm" svg:viewBox="0 0 15946 600" draw:points="0,0 15946,0 15946,600 0,600">
          <text:p/>
        </draw:polygon>
        <draw:polygon draw:style-name="gr2" draw:text-style-name="P2" draw:layer="layout" svg:width="15.945cm" svg:height="0.6cm" svg:x="2.54cm" svg:y="11.641cm" svg:viewBox="0 0 15946 601" draw:points="0,0 15946,0 15946,601 0,601">
          <text:p/>
        </draw:polygon>
        <draw:polygon draw:style-name="gr2" draw:text-style-name="P2" draw:layer="layout" svg:width="15.945cm" svg:height="0.599cm" svg:x="2.54cm" svg:y="12.206cm" svg:viewBox="0 0 15946 600" draw:points="0,0 15946,0 15946,600 0,600">
          <text:p/>
        </draw:polygon>
        <draw:polygon draw:style-name="gr2" draw:text-style-name="P2" draw:layer="layout" svg:width="15.945cm" svg:height="0.6cm" svg:x="2.54cm" svg:y="12.805cm" svg:viewBox="0 0 15946 601" draw:points="0,0 15946,0 15946,601 0,601">
          <text:p/>
        </draw:polygon>
        <draw:polygon draw:style-name="gr2" draw:text-style-name="P2" draw:layer="layout" svg:width="15.945cm" svg:height="0.599cm" svg:x="2.54cm" svg:y="13.37cm" svg:viewBox="0 0 15946 600" draw:points="0,0 15946,0 15946,600 0,600">
          <text:p/>
        </draw:polygon>
        <draw:polygon draw:style-name="gr2" draw:text-style-name="P2" draw:layer="layout" svg:width="15.945cm" svg:height="0.6cm" svg:x="2.54cm" svg:y="13.934cm" svg:viewBox="0 0 15946 601" draw:points="0,0 15946,0 15946,601 0,601">
          <text:p/>
        </draw:polygon>
        <draw:polygon draw:style-name="gr2" draw:text-style-name="P2" draw:layer="layout" svg:width="15.945cm" svg:height="0.599cm" svg:x="2.54cm" svg:y="14.499cm" svg:viewBox="0 0 15946 600" draw:points="0,0 15946,0 15946,600 0,600">
          <text:p/>
        </draw:polygon>
        <draw:polygon draw:style-name="gr2" draw:text-style-name="P2" draw:layer="layout" svg:width="15.945cm" svg:height="0.6cm" svg:x="2.54cm" svg:y="15.063cm" svg:viewBox="0 0 15946 601" draw:points="0,0 15946,0 15946,601 0,601">
          <text:p/>
        </draw:polygon>
        <draw:polygon draw:style-name="gr2" draw:text-style-name="P2" draw:layer="layout" svg:width="15.945cm" svg:height="0.599cm" svg:x="2.54cm" svg:y="15.628cm" svg:viewBox="0 0 15946 600" draw:points="0,0 15946,0 15946,600 0,600">
          <text:p/>
        </draw:polygon>
        <draw:polygon draw:style-name="gr2" draw:text-style-name="P2" draw:layer="layout" svg:width="15.945cm" svg:height="0.6cm" svg:x="2.54cm" svg:y="16.192cm" svg:viewBox="0 0 15946 601" draw:points="0,0 15946,0 15946,601 0,601">
          <text:p/>
        </draw:polygon>
        <draw:polygon draw:style-name="gr2" draw:text-style-name="P2" draw:layer="layout" svg:width="15.945cm" svg:height="0.599cm" svg:x="2.54cm" svg:y="16.792cm" svg:viewBox="0 0 15946 600" draw:points="0,0 15946,0 15946,600 0,600">
          <text:p/>
        </draw:polygon>
        <draw:polygon draw:style-name="gr2" draw:text-style-name="P2" draw:layer="layout" svg:width="15.945cm" svg:height="0.6cm" svg:x="2.54cm" svg:y="17.356cm" svg:viewBox="0 0 15946 601" draw:points="0,0 15946,0 15946,601 0,601">
          <text:p/>
        </draw:polygon>
        <draw:frame draw:style-name="gr6" draw:text-style-name="P7" draw:layer="layout" svg:width="10.787cm" svg:height="0.416cm" svg:x="4.318cm" svg:y="2.54cm">
          <draw:text-box>
            <text:p text:style-name="P3"><text:span text:style-name="T9">cipher_text_list</text:span><text:span text:style-name="T6">[-</text:span><text:span text:style-name="T10">1</text:span><text:span text:style-name="T6">] =</text:span><text:span text:style-name="T9"> cipher_text_list</text:span><text:span text:style-name="T6">[-</text:span><text:span text:style-name="T10">1</text:span><text:span text:style-name="T6">] + '</text:span><text:span text:style-name="T12">z</text:span><text:span text:style-name="T6">'</text:span></text:p>
          </draw:text-box>
        </draw:frame>
        <draw:frame draw:style-name="gr6" draw:text-style-name="P7" draw:layer="layout" svg:width="8.366cm" svg:height="0.416cm" svg:x="3.429cm" svg:y="3.679cm">
          <draw:text-box>
            <text:p text:style-name="P3"><text:span text:style-name="T9">key</text:span><text:span text:style-name="T6"> =</text:span><text:span text:style-name="T5"> input</text:span><text:span text:style-name="T6">("</text:span><text:span text:style-name="T12">Please enter your key:</text:span><text:span text:style-name="T6"> ")</text:span></text:p>
          </draw:text-box>
        </draw:frame>
        <draw:frame draw:style-name="gr6" draw:text-style-name="P7" draw:layer="layout" svg:width="3.963cm" svg:height="0.416cm" svg:x="3.429cm" svg:y="4.248cm">
          <draw:text-box>
            <text:p text:style-name="P3"><text:span text:style-name="T9">key</text:span><text:span text:style-name="T6"> =</text:span><text:span text:style-name="T5"> message</text:span><text:span text:style-name="T6">(</text:span><text:span text:style-name="T9">key</text:span><text:span text:style-name="T6">)</text:span></text:p>
          </draw:text-box>
        </draw:frame>
        <draw:frame draw:style-name="gr6" draw:text-style-name="P7" draw:layer="layout" svg:width="7.265cm" svg:height="0.416cm" svg:x="3.429cm" svg:y="5.387cm">
          <draw:text-box>
            <text:p text:style-name="P3"><text:span text:style-name="T9">key_matrix</text:span><text:span text:style-name="T6"> =</text:span><text:span text:style-name="T5"> keyTable</text:span><text:span text:style-name="T6">(</text:span><text:span text:style-name="T9">key</text:span><text:span text:style-name="T6">,</text:span><text:span text:style-name="T9"> alpha</text:span><text:span text:style-name="T6">)</text:span></text:p>
          </draw:text-box>
        </draw:frame>
        <draw:frame draw:style-name="gr6" draw:text-style-name="P7" draw:layer="layout" svg:width="7.487cm" svg:height="0.416cm" svg:x="3.429cm" svg:y="6.526cm">
          <draw:text-box>
            <text:p text:style-name="P3"><text:span text:style-name="T5">print</text:span><text:span text:style-name="T6">("</text:span><text:span text:style-name="T12">Cipher Text:</text:span><text:span text:style-name="T6">",</text:span><text:span text:style-name="T9"> cipher_text</text:span><text:span text:style-name="T6">)</text:span></text:p>
          </draw:text-box>
        </draw:frame>
        <draw:frame draw:style-name="gr6" draw:text-style-name="P7" draw:layer="layout" svg:width="11.447cm" svg:height="0.416cm" svg:x="3.429cm" svg:y="7.096cm">
          <draw:text-box>
            <text:p text:style-name="P3"><text:span text:style-name="T9">PlainList</text:span><text:span text:style-name="T6"> =</text:span><text:span text:style-name="T5"> decryption</text:span><text:span text:style-name="T6">(</text:span><text:span text:style-name="T9">key_matrix</text:span><text:span text:style-name="T6">,</text:span><text:span text:style-name="T9"> cipher_text_list</text:span><text:span text:style-name="T6">)</text:span></text:p>
          </draw:text-box>
        </draw:frame>
        <draw:frame draw:style-name="gr6" draw:text-style-name="P7" draw:layer="layout" svg:width="3.084cm" svg:height="0.416cm" svg:x="3.429cm" svg:y="8.235cm">
          <draw:text-box>
            <text:p text:style-name="P3"><text:span text:style-name="T9">PlainText</text:span><text:span text:style-name="T6"> = ""</text:span></text:p>
          </draw:text-box>
        </draw:frame>
        <draw:frame draw:style-name="gr6" draw:text-style-name="P7" draw:layer="layout" svg:width="4.183cm" svg:height="0.416cm" svg:x="3.429cm" svg:y="9.374cm">
          <draw:text-box>
            <text:p text:style-name="P3"><text:span text:style-name="T8">for</text:span><text:span text:style-name="T9"> i</text:span><text:span text:style-name="T8"> in</text:span><text:span text:style-name="T9"> PlainList</text:span><text:span text:style-name="T6">:</text:span></text:p>
          </draw:text-box>
        </draw:frame>
        <draw:frame draw:style-name="gr6" draw:text-style-name="P7" draw:layer="layout" svg:width="3.083cm" svg:height="0.416cm" svg:x="4.318cm" svg:y="9.943cm">
          <draw:text-box>
            <text:p text:style-name="P3"><text:span text:style-name="T9">PlainText</text:span><text:span text:style-name="T6"> +=</text:span><text:span text:style-name="T9"> i</text:span></text:p>
          </draw:text-box>
        </draw:frame>
        <draw:frame draw:style-name="gr6" draw:text-style-name="P7" draw:layer="layout" svg:width="6.605cm" svg:height="0.416cm" svg:x="3.429cm" svg:y="10.512cm">
          <draw:text-box>
            <text:p text:style-name="P3"><text:span text:style-name="T5">print</text:span><text:span text:style-name="T6">("</text:span><text:span text:style-name="T12">PlainText:</text:span><text:span text:style-name="T6">",</text:span><text:span text:style-name="T9"> PlainText</text:span><text:span text:style-name="T6">)</text:span></text:p>
          </draw:text-box>
        </draw:frame>
        <draw:frame draw:style-name="gr6" draw:text-style-name="P7" draw:layer="layout" svg:width="2.203cm" svg:height="0.416cm" svg:x="2.54cm" svg:y="11.651cm">
          <draw:text-box>
            <text:p text:style-name="P3"><text:span text:style-name="T9">choice</text:span><text:span text:style-name="T6"> =</text:span><text:span text:style-name="T10"> 0</text:span></text:p>
          </draw:text-box>
        </draw:frame>
        <draw:frame draw:style-name="gr6" draw:text-style-name="P7" draw:layer="layout" svg:width="3.744cm" svg:height="0.416cm" svg:x="2.54cm" svg:y="12.221cm">
          <draw:text-box>
            <text:p text:style-name="P3"><text:span text:style-name="T8">while</text:span><text:span text:style-name="T6">(</text:span><text:span text:style-name="T9">choice</text:span><text:span text:style-name="T6">!=</text:span><text:span text:style-name="T10">3</text:span><text:span text:style-name="T6">):</text:span></text:p>
          </draw:text-box>
        </draw:frame>
        <draw:frame draw:style-name="gr6" draw:text-style-name="P7" draw:layer="layout" svg:width="12.991cm" svg:height="0.416cm" svg:x="3.429cm" svg:y="12.79cm">
          <draw:text-box>
            <text:p text:style-name="P3"><text:span text:style-name="T9">choice</text:span><text:span text:style-name="T6"> =</text:span><text:span text:style-name="T11"> int</text:span><text:span text:style-name="T6">(</text:span><text:span text:style-name="T5">input</text:span><text:span text:style-name="T6">("</text:span><text:span text:style-name="T12">Press</text:span><text:span text:style-name="T9">\n</text:span><text:span text:style-name="T12">1 to encrypt</text:span><text:span text:style-name="T9">\n</text:span><text:span text:style-name="T12">2 to decrypt</text:span><text:span text:style-name="T9">\n</text:span><text:span text:style-name="T12">3 to</text:span></text:p>
          </draw:text-box>
        </draw:frame>
        <draw:frame draw:style-name="gr6" draw:text-style-name="P7" draw:layer="layout" svg:width="1.983cm" svg:height="0.416cm" svg:x="2.54cm" svg:y="13.36cm">
          <draw:text-box>
            <text:p text:style-name="P3"><text:span text:style-name="T12">exit</text:span><text:span text:style-name="T9">\n</text:span><text:span text:style-name="T6">"))</text:span></text:p>
          </draw:text-box>
        </draw:frame>
        <draw:frame draw:style-name="gr6" draw:text-style-name="P7" draw:layer="layout" svg:width="3.303cm" svg:height="0.416cm" svg:x="3.429cm" svg:y="13.929cm">
          <draw:text-box>
            <text:p text:style-name="P3"><text:span text:style-name="T8">if</text:span><text:span text:style-name="T9"> choice</text:span><text:span text:style-name="T6"> ==</text:span><text:span text:style-name="T10"> 1</text:span><text:span text:style-name="T6">:</text:span></text:p>
          </draw:text-box>
        </draw:frame>
        <draw:frame draw:style-name="gr6" draw:text-style-name="P7" draw:layer="layout" svg:width="3.744cm" svg:height="0.416cm" svg:x="4.318cm" svg:y="14.499cm">
          <draw:text-box>
            <text:p text:style-name="P3"><text:span text:style-name="T5">encrypt_process</text:span><text:span text:style-name="T6">()</text:span></text:p>
          </draw:text-box>
        </draw:frame>
        <draw:frame draw:style-name="gr6" draw:text-style-name="P7" draw:layer="layout" svg:width="3.303cm" svg:height="0.416cm" svg:x="3.429cm" svg:y="15.068cm">
          <draw:text-box>
            <text:p text:style-name="P3"><text:span text:style-name="T8">if</text:span><text:span text:style-name="T9"> choice</text:span><text:span text:style-name="T6"> ==</text:span><text:span text:style-name="T10"> 2</text:span><text:span text:style-name="T6">:</text:span></text:p>
          </draw:text-box>
        </draw:frame>
        <draw:frame draw:style-name="gr6" draw:text-style-name="P7" draw:layer="layout" svg:width="3.744cm" svg:height="0.416cm" svg:x="4.318cm" svg:y="15.638cm">
          <draw:text-box>
            <text:p text:style-name="P3"><text:span text:style-name="T5">decrypt_process</text:span><text:span text:style-name="T6">()</text:span></text:p>
          </draw:text-box>
        </draw:frame>
        <draw:frame draw:style-name="gr4" draw:text-style-name="P5" draw:layer="layout" svg:width="1.285cm" svg:height="0.433cm" svg:x="2.54cm" svg:y="18.442cm">
          <draw:text-box>
            <text:p text:style-name="P3"><text:span text:style-name="T2">Output:</text:span></text:p>
          </draw:text-box>
        </draw:frame>
        <draw:frame draw:style-name="gr4" draw:text-style-name="P5" draw:layer="layout" svg:width="0.997cm" svg:height="0.433cm" svg:x="2.54cm" svg:y="18.955cm">
          <draw:text-box>
            <text:p text:style-name="P3"><text:span text:style-name="T2">Press</text:span></text:p>
          </draw:text-box>
        </draw:frame>
        <draw:frame draw:style-name="gr4" draw:text-style-name="P5" draw:layer="layout" svg:width="2.042cm" svg:height="0.433cm" svg:x="2.54cm" svg:y="19.468cm">
          <draw:text-box>
            <text:p text:style-name="P3"><text:span text:style-name="T2">1 to encrypt</text:span></text:p>
          </draw:text-box>
        </draw:frame>
        <draw:frame draw:style-name="gr4" draw:text-style-name="P5" draw:layer="layout" svg:width="2.042cm" svg:height="0.433cm" svg:x="2.54cm" svg:y="19.981cm">
          <draw:text-box>
            <text:p text:style-name="P3"><text:span text:style-name="T2">2 to decrypt</text:span></text:p>
          </draw:text-box>
        </draw:frame>
        <draw:frame draw:style-name="gr4" draw:text-style-name="P5" draw:layer="layout" svg:width="1.369cm" svg:height="0.433cm" svg:x="2.54cm" svg:y="20.494cm">
          <draw:text-box>
            <text:p text:style-name="P3"><text:span text:style-name="T2">3 to exit</text:span></text:p>
          </draw:text-box>
        </draw:frame>
        <draw:frame draw:style-name="gr4" draw:text-style-name="P5" draw:layer="layout" svg:width="0.387cm" svg:height="0.433cm" svg:x="2.54cm" svg:y="21.008cm">
          <draw:text-box>
            <text:p text:style-name="P3"><text:span text:style-name="T2">1</text:span></text:p>
          </draw:text-box>
        </draw:frame>
        <draw:frame draw:style-name="gr4" draw:text-style-name="P5" draw:layer="layout" svg:width="8.583cm" svg:height="0.433cm" svg:x="2.54cm" svg:y="21.521cm">
          <draw:text-box>
            <text:p text:style-name="P3"><text:span text:style-name="T2">Please enter your message: Mass bunk tomorrow</text:span></text:p>
          </draw:text-box>
        </draw:frame>
        <draw:frame draw:style-name="gr4" draw:text-style-name="P5" draw:layer="layout" svg:width="5.179cm" svg:height="0.433cm" svg:x="2.54cm" svg:y="22.034cm">
          <draw:text-box>
            <text:p text:style-name="P3"><text:span text:style-name="T2">Please enter your key: itgroup</text:span></text:p>
          </draw:text-box>
        </draw:frame>
        <draw:frame draw:style-name="gr4" draw:text-style-name="P5" draw:layer="layout" svg:width="14.179cm" svg:height="0.433cm" svg:x="2.54cm" svg:y="22.547cm">
          <draw:text-box>
            <text:p text:style-name="P3"><text:span text:style-name="T2">['i', 't', 'g', 'r', 'o', 'u', 'p', 'a', 'b', 'c', 'd', 'e', 'f', 'h', 'k', 'l', 'm', 'n', 'q', 's', 'v', 'w', 'x', 'y', 'z']</text:span></text:p>
          </draw:text-box>
        </draw:frame>
        <draw:frame draw:style-name="gr4" draw:text-style-name="P5" draw:layer="layout" svg:width="5.298cm" svg:height="0.433cm" svg:x="2.54cm" svg:y="23.06cm">
          <draw:text-box>
            <text:p text:style-name="P3"><text:span text:style-name="T2">Plain Text: massbunktomorrow</text:span></text:p>
          </draw:text-box>
        </draw:frame>
        <draw:frame draw:style-name="gr4" draw:text-style-name="P5" draw:layer="layout" svg:width="5.361cm" svg:height="0.433cm" svg:x="2.54cm" svg:y="23.573cm">
          <draw:text-box>
            <text:p text:style-name="P3"><text:span text:style-name="T2">CipherText: npnzqcaleotsiooixv</text:span></text:p>
          </draw:text-box>
        </draw:frame>
        <draw:frame draw:style-name="gr4" draw:text-style-name="P5" draw:layer="layout" svg:width="0.997cm" svg:height="0.433cm" svg:x="2.54cm" svg:y="24.087cm">
          <draw:text-box>
            <text:p text:style-name="P3"><text:span text:style-name="T2">Press</text:span></text:p>
          </draw:text-box>
        </draw:frame>
        <draw:frame draw:style-name="gr4" draw:text-style-name="P5" draw:layer="layout" svg:width="2.042cm" svg:height="0.433cm" svg:x="2.54cm" svg:y="24.6cm">
          <draw:text-box>
            <text:p text:style-name="P3"><text:span text:style-name="T2">1 to encrypt</text:span></text:p>
          </draw:text-box>
        </draw:frame>
        <draw:frame draw:style-name="gr4" draw:text-style-name="P5" draw:layer="layout" svg:width="2.042cm" svg:height="0.433cm" svg:x="2.54cm" svg:y="25.113cm">
          <draw:text-box>
            <text:p text:style-name="P3"><text:span text:style-name="T2">2 to decrypt</text:span></text:p>
          </draw:text-box>
        </draw:frame>
        <draw:frame draw:style-name="gr4" draw:text-style-name="P5" draw:layer="layout" svg:width="1.369cm" svg:height="0.433cm" svg:x="2.54cm" svg:y="25.626cm">
          <draw:text-box>
            <text:p text:style-name="P3"><text:span text:style-name="T2">3 to exit</text:span></text:p>
          </draw:text-box>
        </draw:frame>
        <draw:frame draw:style-name="gr4" draw:text-style-name="P5" draw:layer="layout" svg:width="0.387cm" svg:height="0.433cm" svg:x="2.54cm" svg:y="26.139cm">
          <draw:text-box>
            <text:p text:style-name="P3"><text:span text:style-name="T2">2</text:span></text:p>
          </draw:text-box>
        </draw:frame>
        <draw:frame draw:style-name="gr4" draw:text-style-name="P5" draw:layer="layout" svg:width="8.244cm" svg:height="0.433cm" svg:x="2.54cm" svg:y="26.652cm">
          <draw:text-box>
            <text:p text:style-name="P3"><text:span text:style-name="T2">Please enter your message: npnzqcaleotsiooixv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5.179cm" svg:height="0.433cm" svg:x="2.54cm" svg:y="2.553cm">
          <draw:text-box>
            <text:p text:style-name="P3"><text:span text:style-name="T2">Please enter your key: itgroup</text:span></text:p>
          </draw:text-box>
        </draw:frame>
        <draw:frame draw:style-name="gr4" draw:text-style-name="P5" draw:layer="layout" svg:width="14.179cm" svg:height="0.433cm" svg:x="2.54cm" svg:y="3.066cm">
          <draw:text-box>
            <text:p text:style-name="P3"><text:span text:style-name="T2">['i', 't', 'g', 'r', 'o', 'u', 'p', 'a', 'b', 'c', 'd', 'e', 'f', 'h', 'k', 'l', 'm', 'n', 'q', 's', 'v', 'w', 'x', 'y', 'z']</text:span></text:p>
          </draw:text-box>
        </draw:frame>
        <draw:frame draw:style-name="gr4" draw:text-style-name="P5" draw:layer="layout" svg:width="5.463cm" svg:height="0.433cm" svg:x="2.54cm" svg:y="3.579cm">
          <draw:text-box>
            <text:p text:style-name="P3"><text:span text:style-name="T2">Cipher Text: npnzqcaleotsiooixv</text:span></text:p>
          </draw:text-box>
        </draw:frame>
        <draw:frame draw:style-name="gr4" draw:text-style-name="P5" draw:layer="layout" svg:width="5.586cm" svg:height="0.433cm" svg:x="2.54cm" svg:y="4.092cm">
          <draw:text-box>
            <text:p text:style-name="P3"><text:span text:style-name="T2">PlainText: masxsbunktomorrowz</text:span></text:p>
          </draw:text-box>
        </draw:frame>
        <draw:frame draw:style-name="gr4" draw:text-style-name="P5" draw:layer="layout" svg:width="0.997cm" svg:height="0.433cm" svg:x="2.54cm" svg:y="4.605cm">
          <draw:text-box>
            <text:p text:style-name="P3"><text:span text:style-name="T2">Press</text:span></text:p>
          </draw:text-box>
        </draw:frame>
        <draw:frame draw:style-name="gr4" draw:text-style-name="P5" draw:layer="layout" svg:width="2.042cm" svg:height="0.433cm" svg:x="2.54cm" svg:y="5.119cm">
          <draw:text-box>
            <text:p text:style-name="P3"><text:span text:style-name="T2">1 to encrypt</text:span></text:p>
          </draw:text-box>
        </draw:frame>
        <draw:frame draw:style-name="gr4" draw:text-style-name="P5" draw:layer="layout" svg:width="2.042cm" svg:height="0.433cm" svg:x="2.54cm" svg:y="5.632cm">
          <draw:text-box>
            <text:p text:style-name="P3"><text:span text:style-name="T2">2 to decrypt</text:span></text:p>
          </draw:text-box>
        </draw:frame>
        <draw:frame draw:style-name="gr4" draw:text-style-name="P5" draw:layer="layout" svg:width="1.369cm" svg:height="0.433cm" svg:x="2.54cm" svg:y="6.145cm">
          <draw:text-box>
            <text:p text:style-name="P3"><text:span text:style-name="T2">3 to exit</text:span></text:p>
          </draw:text-box>
        </draw:frame>
        <draw:frame draw:style-name="gr4" draw:text-style-name="P5" draw:layer="layout" svg:width="0.387cm" svg:height="0.433cm" svg:x="2.54cm" svg:y="6.658cm">
          <draw:text-box>
            <text:p text:style-name="P3"><text:span text:style-name="T2">3</text:span></text:p>
          </draw:text-box>
        </draw:frame>
        <draw:frame draw:style-name="gr4" draw:text-style-name="P5" draw:layer="layout" svg:width="0.671cm" svg:height="0.433cm" svg:x="2.54cm" svg:y="7.171cm">
          <draw:text-box>
            <text:p text:style-name="P3"><text:span text:style-name="T2">Bye</text:span></text:p>
          </draw:text-box>
        </draw:frame>
        <draw:frame draw:style-name="gr5" draw:text-style-name="P6" draw:layer="layout" svg:width="2.55cm" svg:height="0.475cm" svg:x="2.54cm" svg:y="8.712cm">
          <draw:text-box>
            <text:p text:style-name="P3"><text:span text:style-name="T3">References :</text:span></text:p>
          </draw:text-box>
        </draw:frame>
        <draw:frame draw:style-name="gr4" draw:text-style-name="P5" draw:layer="layout" svg:width="7.478cm" svg:height="0.433cm" svg:x="2.54cm" svg:y="9.271cm">
          <draw:text-box>
            <text:p text:style-name="P3"><text:span text:style-name="T2">1)</text:span><text:span text:style-name="T14"> https://www.educba.com/types-of-cipher/</text:span></text:p>
          </draw:text-box>
        </draw:frame>
        <draw:frame draw:style-name="gr4" draw:text-style-name="P5" draw:layer="layout" svg:width="10.932cm" svg:height="0.433cm" svg:x="2.54cm" svg:y="9.784cm">
          <draw:text-box>
            <text:p text:style-name="P3"><text:span text:style-name="T2">2)</text:span><text:span text:style-name="T14">https://www.geeksforgeeks.org/playfair-cipher-with-examples/</text:span></text:p>
          </draw:text-box>
        </draw:frame>
        <draw:frame draw:style-name="gr4" draw:text-style-name="P5" draw:layer="layout" svg:width="9.963cm" svg:height="0.433cm" svg:x="2.54cm" svg:y="10.297cm">
          <draw:text-box>
            <text:p text:style-name="P3"><text:span text:style-name="T2">3)</text:span><text:span text:style-name="T14">https://www.youtube.com/watch?v=hirmJGZXFQg&amp;t=4s</text:span></text:p>
          </draw:text-box>
        </draw:frame>
        <draw:frame draw:style-name="gr5" draw:text-style-name="P6" draw:layer="layout" svg:width="4.925cm" svg:height="0.475cm" svg:x="2.54cm" svg:y="11.324cm">
          <draw:text-box>
            <text:p text:style-name="P3"><text:span text:style-name="T3">Lab practice ( optional) :</text:span></text:p>
          </draw:text-box>
        </draw:frame>
        <draw:frame draw:style-name="gr4" draw:text-style-name="P5" draw:layer="layout" svg:width="5.383cm" svg:height="0.433cm" svg:x="2.54cm" svg:y="11.883cm">
          <draw:text-box>
            <text:p text:style-name="P3"><text:span text:style-name="T2">L1. Implement Vigenere cipher.</text:span></text:p>
          </draw:text-box>
        </draw:frame>
        <draw:frame draw:style-name="gr5" draw:text-style-name="P6" draw:layer="layout" svg:width="8.613cm" svg:height="0.475cm" svg:x="2.54cm" svg:y="12.397cm">
          <draw:text-box>
            <text:p text:style-name="P3"><text:span text:style-name="T3">Questions (Short, Long, MCQs) (optional) :</text:span></text:p>
          </draw:text-box>
        </draw:frame>
        <draw:frame draw:style-name="gr4" draw:text-style-name="P5" draw:layer="layout" svg:width="10.734cm" svg:height="0.433cm" svg:x="2.54cm" svg:y="12.956cm">
          <draw:text-box>
            <text:p text:style-name="P3"><text:span text:style-name="T2">S1: Monoalphabetic substitution v/s Polyalphabetic sustitution.</text:span></text:p>
          </draw:text-box>
        </draw:frame>
        <draw:frame draw:style-name="gr4" draw:text-style-name="P5" draw:layer="layout" svg:width="8.397cm" svg:height="0.433cm" svg:x="2.54cm" svg:y="13.469cm">
          <draw:text-box>
            <text:p text:style-name="P3"><text:span text:style-name="T2">L1: Encrypt given sentence using Playfair cipher.</text:span></text:p>
          </draw:text-box>
        </draw:frame>
        <draw:line draw:style-name="gr7" draw:text-style-name="P8" draw:layer="layout" svg:x1="2.998cm" svg:y1="9.648cm" svg:x2="9.983cm" svg:y2="9.648cm">
          <text:p/>
        </draw:line>
        <draw:line draw:style-name="gr7" draw:text-style-name="P8" draw:layer="layout" svg:x1="2.892cm" svg:y1="10.177cm" svg:x2="13.44cm" svg:y2="10.177cm">
          <text:p/>
        </draw:line>
        <draw:line draw:style-name="gr7" draw:text-style-name="P8" draw:layer="layout" svg:x1="2.892cm" svg:y1="10.706cm" svg:x2="12.453cm" svg:y2="10.706cm">
          <text:p/>
        </draw:line>
        <draw:frame draw:style-name="gr4" draw:text-style-name="P5" draw:layer="layout" svg:width="8.646cm" svg:height="0.433cm" svg:x="2.54cm" svg:y="13.982cm">
          <draw:text-box>
            <text:p text:style-name="P3"><text:span text:style-name="T2">L2: Encrypt given sentence using Vigenere ciph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New1" svg:font-family="CourierNew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03T16:00:06.423812875</dc:date>
    <meta:editing-duration>PT1M29S</meta:editing-duration>
    <meta:editing-cycles>1</meta:editing-cycles>
    <meta:document-statistic meta:object-count="538"/>
    <meta:generator>LibreOffice/5.1.6.2$Linux_X86_64 LibreOffice_project/10m0$Build-2</meta:generator>
  </office:meta>
</office:document-meta>
</file>